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webDid.png"/>
  <manifest:file-entry manifest:full-path="Pictures/./SDaqImpl1.png"/>
  <manifest:file-entry manifest:full-path="Pictures/./SDaqImpl2.png"/>
  <manifest:file-entry manifest:full-path="Pictures/./SDaqImpl3.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bx-1728" style:family="text">
      <style:text-properties fo:font-weight="bold" fo:font-size="17.0pt"/>
    </style:style>
    <style:style style:name="ecrm-1200" style:family="text">
      <style:text-properties fo:font-size="12.0pt"/>
    </style:style>
    <style:style style:name="ectt-1000" style:family="text">
      <style:text-properties fo:font-family="monospace"/>
    </style:style>
    <style:style style:name="ecbx-1000" style:family="text">
      <style:text-properties fo:font-weight="bold"/>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textbf"><text:span text:style-name="ecbx-1728">GIF++ DAQ based on DIM</text:span></text:span></text:p>
      <text:p text:style-name="author"><text:span text:style-name="ecrm-1200">L.Mirabito</text:span></text:p>
      <text:p text:style-name="date"/>
      <!--end maketitle
-->
      <!--start of section
-->
      <text:h text:style-name="Heading-2" text:outline-level="2"><text:span text:style-name="section">1    </text:span><text:reference-mark text:name="x1-10001"> </text:reference-mark>Slow Control</text:h>
      <!--l. 15
-->
      <text:p text:style-name="Text-body">
   </text:p>
      <!--start of subsection
-->
      <text:h text:style-name="Heading-3" text:outline-level="3"><text:span text:style-name="subsection">1.1    </text:span><text:reference-mark text:name="x1-20001.1"> </text:reference-mark>Processes configuration</text:h>
      <!--l. 16
-->
      <text:p text:style-name="Text-body">The processes are driven via a unique daemon running on each connected PC
called the job control. It’s a dim server that has to be started once on each
considered computer. If one computer crash it’s the only needed process to
restart.
   </text:p>
      <!--start of subsubsection
-->
      <text:h text:style-name="Heading-4" text:outline-level="4"><text:span text:style-name="subsubsection">1.1.1    </text:span><text:reference-mark text:name="x1-30001.1.1"> </text:reference-mark>DimJobControl</text:h>
      <!--l. 19
-->
      <text:p text:style-name="Text-body">On each slow control computer the process is started by
                                                                  

                                                                  
   </text:p>
      <!--l. 20
-->
      <text:p text:style-name="Preformatted-Text">
sudo<text:s/>/etc/init.d/dimjcd<text:s/>start
</text:p>
      <!--l. 23
-->
      <text:p text:style-name="First-line-indent">   The usual stop and status options are available.
</text:p>
      <!--l. 25
-->
      <text:p text:style-name="Text-body">
   </text:p>
      <!--end of subsubsection
-->
      <!--start of subsubsection
-->
      <text:h text:style-name="Heading-4" text:outline-level="4"><text:span text:style-name="subsubsection">1.1.2    </text:span><text:reference-mark text:name="x1-40001.1.2"> </text:reference-mark>Controlling slow control process</text:h>
      <!--l. 27
-->
      <text:p text:style-name="Text-body">A DimJobInterface program allows to start and stop process on all connected
computer via the DimJobControl daemon. It is based ona JSON description of the
needed process.
</text:p>
      <!--l. 29
-->
      <text:p text:style-name="First-line-indent">   Here is the one used at GIF++ in August 2015. The structure is simple and
self-describing.
                                                                  

                                                                  
   </text:p>
      <!--l. 32
-->
      <text:p text:style-name="Preformatted-Text">
{
<text:line-break/><text:s/><text:s/><text:s/><text:s/>"hosts"<text:s/>:
<text:line-break/><text:s/><text:s/><text:s/><text:s/>{
<text:line-break/><text:s/><text:s/><text:s/><text:s/><text:s/><text:s/><text:s/><text:s/>"lyosdhcal11":[
<text:line-break/><text:s/><text:s/><text:s/><text:s/><text:s/><text:s/><text:s/><text:s/><text:s/><text:s/><text:s/><text:s/>{
<text:line-break/><text:s/><text:s/><text:s/><text:s/><text:s/><text:s/><text:s/><text:s/><text:s/><text:s/><text:s/><text:s/>"Name":"CAENSERVER",
<text:line-break/><text:s/><text:s/><text:s/><text:s/><text:s/><text:s/><text:s/><text:s/><text:s/><text:s/><text:s/><text:s/><text:s/><text:s/><text:s/><text:s/>"Arguments"<text:s/>:<text:s/>["-f<text:s/>/data/NAS/toto.slcio","-c<text:s/>MONCOLLECTOR"],
<text:line-break/><text:s/><text:s/><text:s/><text:s/><text:s/><text:s/><text:s/><text:s/><text:s/><text:s/><text:s/><text:s/>"Environnement"<text:s/>:<text:s/>[
<text:line-break/><text:s/><text:s/><text:s/><text:s/><text:s/><text:s/><text:s/><text:s/><text:s/><text:s/><text:s/><text:s/><text:s/><text:s/><text:s/><text:s/>"DIM_DNS_NODE=lyosdhcal11",
<text:line-break/><text:s/><text:s/><text:s/><text:s/><text:s/><text:s/><text:s/><text:s/><text:s/><text:s/><text:s/><text:s/><text:s/><text:s/><text:s/><text:s/>"SLOWDB=acqilc/RPC_2008@lyosdhcal11:GIFPP2015;GIFLYON2",
<text:line-break/><text:s/><text:s/><text:s/><text:s/><text:s/><text:s/><text:s/><text:s/><text:s/><text:s/><text:s/><text:s/><text:s/><text:s/><text:s/><text:s/>"LD_LIBRARY_PATH=/usr/lib:/usr/local/lib:/opt/dhcal/lib:/opt/dhcal/DQM4HEP/lib:/opt/dhcal/dim/linux:$LD_LIBRARY_PATH"
<text:line-break/><text:s/><text:s/><text:s/><text:s/><text:s/><text:s/><text:s/><text:s/><text:s/><text:s/><text:s/><text:s/>],
<text:line-break/><text:s/><text:s/><text:s/><text:s/><text:s/><text:s/><text:s/><text:s/><text:s/><text:s/><text:s/><text:s/>"Program"<text:s/>:<text:s/>"/opt/dhcal/bin/dimcaenhv"
<text:line-break/><text:s/><text:s/><text:s/><text:s/><text:s/><text:s/><text:s/><text:s/><text:s/><text:s/><text:s/><text:s/>}
<text:line-break/><text:s/><text:s/><text:s/><text:s/><text:s/><text:s/><text:s/><text:s/>],
<text:line-break/><text:s/><text:s/><text:s/><text:s/><text:s/><text:s/><text:s/><text:s/>"lyoilcrpi24":[
<text:line-break/><text:s/><text:s/><text:s/><text:s/><text:s/><text:s/><text:s/><text:s/><text:s/><text:s/><text:s/><text:s/>{
<text:line-break/><text:s/><text:s/><text:s/><text:s/><text:s/><text:s/><text:s/><text:s/><text:s/><text:s/><text:s/><text:s/>"Name":"BMP183SERVER",
<text:line-break/><text:s/><text:s/><text:s/><text:s/><text:s/><text:s/><text:s/><text:s/><text:s/><text:s/><text:s/><text:s/><text:s/><text:s/><text:s/><text:s/>"Arguments"<text:s/>:<text:s/>["-f<text:s/>/data/NAS/toto.slcio","-c<text:s/>MONCOLLECTOR"],
<text:line-break/><text:s/><text:s/><text:s/><text:s/><text:s/><text:s/><text:s/><text:s/><text:s/><text:s/><text:s/><text:s/>"Environnement"<text:s/>:<text:s/>[
<text:line-break/><text:s/><text:s/><text:s/><text:s/><text:s/><text:s/><text:s/><text:s/><text:s/><text:s/><text:s/><text:s/><text:s/><text:s/><text:s/><text:s/>"DIM_DNS_NODE=lyosdhcal11",
<text:line-break/><text:s/><text:s/><text:s/><text:s/><text:s/><text:s/><text:s/><text:s/><text:s/><text:s/><text:s/><text:s/><text:s/><text:s/><text:s/><text:s/>"LD_LIBRARY_PATH=/usr/lib:/usr/local/lib:/opt/dhcal/lib:/opt/dhcal/DQM4HEP/lib:/opt/dhcal/dim/linux:$LD_LIBRARY_PATH"
<text:line-break/><text:s/><text:s/><text:s/><text:s/><text:s/><text:s/><text:s/><text:s/><text:s/><text:s/><text:s/><text:s/>],
<text:line-break/><text:s/><text:s/><text:s/><text:s/><text:s/><text:s/><text:s/><text:s/><text:s/><text:s/><text:s/><text:s/>"Program"<text:s/>:<text:s/>"/opt/dhcal/bin/dimbmp183"
<text:line-break/><text:s/><text:s/><text:s/><text:s/><text:s/><text:s/><text:s/><text:s/><text:s/><text:s/><text:s/><text:s/>}
<text:line-break/><text:s/><text:s/><text:s/><text:s/><text:s/><text:s/><text:s/><text:s/>],
<text:line-break/>//<text:s/>Test<text:s/>avec<text:s/>2<text:s/>programmes
<text:line-break/><text:s/><text:s/><text:s/><text:s/><text:s/><text:s/><text:s/><text:s/>"lyoilcrpi02":[
<text:line-break/><text:s/><text:s/><text:s/><text:s/><text:s/><text:s/><text:s/><text:s/><text:s/><text:s/><text:s/><text:s/>//<text:s/>GPIO
<text:line-break/><text:s/><text:s/><text:s/><text:s/><text:s/><text:s/><text:s/><text:s/><text:s/><text:s/><text:s/><text:s/>{
<text:line-break/><text:s/><text:s/><text:s/><text:s/><text:s/><text:s/><text:s/><text:s/><text:s/><text:s/><text:s/><text:s/><text:s/><text:s/><text:s/><text:s/>"Name":"GPIOSERVER",
<text:line-break/><text:s/><text:s/><text:s/><text:s/><text:s/><text:s/><text:s/><text:s/><text:s/><text:s/><text:s/><text:s/><text:s/><text:s/><text:s/><text:s/>"Arguments"<text:s/>:<text:s/>[],
<text:line-break/><text:s/><text:s/><text:s/><text:s/><text:s/><text:s/><text:s/><text:s/><text:s/><text:s/><text:s/><text:s/><text:s/><text:s/><text:s/><text:s/>"Environnement"<text:s/>:<text:s/>[
<text:line-break/><text:s/><text:s/><text:s/><text:s/><text:s/><text:s/><text:s/><text:s/><text:s/><text:s/><text:s/><text:s/><text:s/><text:s/><text:s/><text:s/><text:s/><text:s/><text:s/><text:s/>"DIM_DNS_NODE=lyosdhcal11",
<text:line-break/><text:s/><text:s/><text:s/><text:s/><text:s/><text:s/><text:s/><text:s/><text:s/><text:s/><text:s/><text:s/><text:s/><text:s/><text:s/><text:s/><text:s/><text:s/><text:s/><text:s/>"LD_LIBRARY_PATH=/usr/lib:/usr/local/lib:/opt/dhcal/lib:/opt/dhcal/DQM4HEP/lib:/opt/dhcal/dim/linux:$LD_LIBRARY_PATH"
<text:line-break/><text:s/><text:s/><text:s/><text:s/><text:s/><text:s/><text:s/><text:s/><text:s/><text:s/><text:s/><text:s/><text:s/><text:s/><text:s/><text:s/>],
<text:line-break/><text:s/><text:s/><text:s/><text:s/><text:s/><text:s/><text:s/><text:s/><text:s/><text:s/><text:s/><text:s/><text:s/><text:s/><text:s/><text:s/>"Program"<text:s/>:<text:s/>"/opt/dhcal/bin/dimgpio"
<text:line-break/><text:s/><text:s/><text:s/><text:s/><text:s/><text:s/><text:s/><text:s/><text:s/><text:s/><text:s/><text:s/>},
<text:line-break/><text:s/><text:s/><text:s/><text:s/><text:s/><text:s/><text:s/><text:s/><text:s/><text:s/><text:s/><text:s/>//<text:s/>DS1820
<text:line-break/><text:s/><text:s/><text:s/><text:s/><text:s/><text:s/><text:s/><text:s/><text:s/><text:s/><text:s/><text:s/>{
<text:line-break/><text:s/><text:s/><text:s/><text:s/><text:s/><text:s/><text:s/><text:s/><text:s/><text:s/><text:s/><text:s/><text:s/><text:s/><text:s/><text:s/>"Name":"DS1820SERVER",
<text:line-break/><text:s/><text:s/><text:s/><text:s/><text:s/><text:s/><text:s/><text:s/><text:s/><text:s/><text:s/><text:s/><text:s/><text:s/><text:s/><text:s/>"Arguments"<text:s/>:<text:s/>[],
                                                                  

                                                                  
<text:line-break/><text:s/><text:s/><text:s/><text:s/><text:s/><text:s/><text:s/><text:s/><text:s/><text:s/><text:s/><text:s/><text:s/><text:s/><text:s/><text:s/>"Environnement"<text:s/>:<text:s/>[
<text:line-break/><text:s/><text:s/><text:s/><text:s/><text:s/><text:s/><text:s/><text:s/><text:s/><text:s/><text:s/><text:s/><text:s/><text:s/><text:s/><text:s/><text:s/><text:s/><text:s/><text:s/>"DIM_DNS_NODE=lyosdhcal11",
<text:line-break/><text:s/><text:s/><text:s/><text:s/><text:s/><text:s/><text:s/><text:s/><text:s/><text:s/><text:s/><text:s/><text:s/><text:s/><text:s/><text:s/><text:s/><text:s/><text:s/><text:s/>"LD_LIBRARY_PATH=/usr/lib:/usr/local/lib:/opt/dhcal/lib:/opt/dhcal/DQM4HEP/lib:/opt/dhcal/dim/linux:$LD_LIBRARY_PATH"
<text:line-break/><text:s/><text:s/><text:s/><text:s/><text:s/><text:s/><text:s/><text:s/><text:s/><text:s/><text:s/><text:s/><text:s/><text:s/><text:s/><text:s/>],
<text:line-break/><text:s/><text:s/><text:s/><text:s/><text:s/><text:s/><text:s/><text:s/><text:s/><text:s/><text:s/><text:s/><text:s/><text:s/><text:s/><text:s/>"Program"<text:s/>:<text:s/>"/opt/dhcal/bin/dimds1820"
<text:line-break/><text:s/><text:s/><text:s/><text:s/><text:s/><text:s/><text:s/><text:s/><text:s/><text:s/><text:s/><text:s/>}
<text:line-break/><text:s/><text:s/><text:s/><text:s/><text:s/><text:s/><text:s/><text:s/>]
<text:line-break/><text:s/><text:s/><text:s/><text:s/>}
<text:line-break/>}
<text:line-break/>
</text:p>
      <!--l. 87
-->
      <text:p text:style-name="First-line-indent">   The DimJobInterface belongs to the python package Ldimjc. It has few methods
to start, stop and list processes belonging to the description file.
   </text:p>
      <!--end of subsubsection
-->
      <!--start of subsubsection
-->
      <text:h text:style-name="Heading-4" text:outline-level="4"><text:span text:style-name="subsubsection">1.1.3    </text:span><text:reference-mark text:name="x1-50001.1.3"> </text:reference-mark>Usage</text:h>
      <!--l. 89
-->
      <text:p text:style-name="Text-body">On lyosdhcal11 with DIM_DNS_NODE correctly defined the DimJobInterface is
instantiated in python with
                                                                  

                                                                  
   </text:p>
      <!--l. 90
-->
      <text:p text:style-name="Preformatted-Text">
&gt;&gt;&gt;import<text:s/>Ldimjc
<text:line-break/>&gt;&gt;&gt;<text:s/>dsc=Ldimjc.DimJobInterface()
</text:p>
      <!--l. 95
-->
      <text:p text:style-name="First-line-indent">   Then a set of commands allows to control the process:
     </text:p>
      <!--l. 97
-->
      <text:list text:style-name="Itemize">
        <text:list-item>
          <text:p text:style-name="Inside-itemize"><text:span text:style-name="textcolor1"><text:span text:style-name="ecbx-1000">import Ldimjc</text:span></text:span> : imports the python package
     </text:p>
        </text:list-item>
        <text:list-item>
          <text:p text:style-name="Inside-itemize"><text:span text:style-name="textcolor2"><text:span text:style-name="ecbx-1000">dsc=Ldimjc.DimJobInterface()</text:span></text:span>: It creates the interface
     </text:p>
        </text:list-item>
        <text:list-item>
          <text:p text:style-name="Inside-itemize"><text:span text:style-name="textcolor3"><text:span text:style-name="ecbx-1000">dsc.loadJSON("slow_conf.json")</text:span></text:span>: It loads and parses the given files,
     scan the DNS to have the list of DimJobControl daemon
     </text:p>
        </text:list-item>
        <text:list-item>
          <text:p text:style-name="Inside-itemize"><text:span text:style-name="textcolor4"><text:span text:style-name="ecbx-1000">dsc.startJobs("lyoilcrpi02")</text:span></text:span>:  it  starts  the  jobs  described  in  the
     configuration on the given host. If the host is "ALL", theb all the jobs
     desribed in the file are started.
     </text:p>
        </text:list-item>
        <text:list-item>
          <text:p text:style-name="Inside-itemize"><text:span text:style-name="textcolor5"><text:span text:style-name="ecbx-1000">dsc.clearHostJobs("lyoilcrpi02"</text:span></text:span>:  it  kills  all  the  jobs  started  on
     lyoilcrpi02 or on any host given
     </text:p>
        </text:list-item>
        <text:list-item>
          <text:p text:style-name="Inside-itemize"><text:span text:style-name="textcolor6"><text:span text:style-name="ecbx-1000">dsc.clearAllJobs()</text:span></text:span>: it kills all jobs on all hosts
     </text:p>
        </text:list-item>
        <text:list-item>
          <text:p text:style-name="Inside-itemize"><text:span text:style-name="textcolor7"><text:span text:style-name="ecbx-1000">dsc.status()</text:span></text:span>: it queries the status of all the jobs on all hosts.
     </text:p>
        </text:list-item>
        <text:list-item>
          <text:p text:style-name="Inside-itemize"><text:span text:style-name="textcolor8"><text:span text:style-name="ecbx-1000">dsc.List()</text:span></text:span>: it prints the last queried status
                                                                  

                                                                  
     </text:p>
        </text:list-item>
        <text:list-item>
          <text:p text:style-name="Inside-itemize"><text:span text:style-name="textcolor9"><text:span text:style-name="ecbx-1000">dsc.killJob("lyoilcrpi02",2934,9)</text:span></text:span>: it kills the job with PID 2934 on
     host lyoilcrpi02 with signal 9. The host and PID is found with the previous
     List command
     </text:p>
        </text:list-item>
        <text:list-item>
          <text:p text:style-name="Inside-itemize"><text:span text:style-name="textcolor10"><text:span text:style-name="ecbx-1000">dsc.restartJob("lyoilcrpi02","DS1820SERVER",2934, 9)</text:span></text:span>: it sends
     a killJob message to PID 2934 on lyoilcrpi02 with signal 9 and restart the
     process described on this host as DS1820SERVER in the configuration
     file.
     </text:p>
        </text:list-item>
      </text:list>
      <!--l. 114
-->
      <text:p text:style-name="Text-body">
   </text:p>
      <!--end of subsubsection
-->
      <!--end of subsection
-->
      <!--start of subsection
-->
      <text:h text:style-name="Heading-3" text:outline-level="3"><text:span text:style-name="subsection">1.2    </text:span><text:reference-mark text:name="x1-60001.2"> </text:reference-mark>Slow control database</text:h>
      <!--l. 116
-->
      <text:p text:style-name="Text-body">
   </text:p>
      <!--start of subsubsection
-->
      <text:h text:style-name="Heading-4" text:outline-level="4"><text:span text:style-name="subsubsection">1.2.1    </text:span><text:reference-mark text:name="x1-70001.2.1"> </text:reference-mark>Construction tables</text:h>
      <!--l. 117
-->
      <text:p text:style-name="Text-body">The geometry and connection of a given setup is described with the following tables.
HVRACK, DIFs,ASUs and CHAMBERs are registered in separated tables, then
DETECTORs are assembly of those devices with SETUP reference. Giving a SETUP
name leads to a unique list of detectors and positions
                                                                  

                                                                  
   </text:p>
      <!--l. 118
-->
      <text:p text:style-name="Preformatted-Text">
mysql&gt;<text:s/>desc<text:s/>SETUP;
<text:line-break/>+-------+-------------+------+-----+-------------------+-----------------------------+
<text:line-break/>|<text:s/>Field<text:s/>|<text:s/>Type<text:s/><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int(11)<text:s/><text:s/><text:s/><text:s/><text:s/>|<text:s/>NO<text:s/><text:s/><text:s/>|<text:s/>PRI<text:s/>|<text:s/>NULL<text:s/><text:s/><text:s/><text:s/><text:s/><text:s/><text:s/><text:s/><text:s/><text:s/><text:s/><text:s/><text:s/><text:s/>|<text:s/>auto_increment<text:s/><text:s/><text:s/><text:s/><text:s/><text:s/><text:s/><text:s/><text:s/><text:s/><text:s/><text:s/><text:s/><text:s/>|
<text:line-break/>|<text:s/>NAME<text:s/><text:s/>|<text:s/>varchar(50)<text:s/>|<text:s/>YES<text:s/><text:s/>|<text:s/><text:s/><text:s/><text:s/><text:s/>|<text:s/>NONE<text:s/><text:s/><text:s/><text:s/><text:s/><text:s/><text:s/><text:s/><text:s/><text:s/><text:s/><text:s/><text:s/><text:s/>|<text:s/><text:s/><text:s/><text:s/><text:s/><text:s/><text:s/><text:s/><text:s/><text:s/><text:s/><text:s/><text:s/><text:s/><text:s/><text:s/><text:s/><text:s/><text:s/><text:s/><text:s/><text:s/><text:s/><text:s/><text:s/><text:s/><text:s/><text:s/><text:s/>|
<text:line-break/>|<text:s/>START<text:s/>|<text:s/>timestamp<text:s/><text:s/><text:s/>|<text:s/>NO<text:s/><text:s/><text:s/>|<text:s/><text:s/><text:s/><text:s/><text:s/>|<text:s/>CURRENT_TIMESTAMP<text:s/>|<text:s/>on<text:s/>update<text:s/>CURRENT_TIMESTAMP<text:s/>|
<text:line-break/>|<text:s/>VALID<text:s/>|<text:s/>tinyint(1)<text:s/><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mysql&gt;<text:s/>desc<text:s/>HVRACK;
<text:line-break/>+----------+-------------+------+-----+---------+----------------+
<text:line-break/>|<text:s/>Field<text:s/><text:s/><text:s/><text:s/>|<text:s/>Type<text:s/><text:s/><text:s/><text:s/><text:s/><text:s/><text:s/><text:s/>|<text:s/>Null<text:s/>|<text:s/>Key<text:s/>|<text:s/>Default<text:s/>|<text:s/>Extra<text:s/><text:s/><text:s/><text:s/><text:s/><text:s/><text:s/><text:s/><text:s/><text:s/>|
<text:line-break/>+----------+-------------+------+-----+---------+----------------+
<text:line-break/>|<text:s/>IDX<text:s/><text:s/><text:s/><text:s/><text:s/><text:s/>|<text:s/>int(11)<text:s/><text:s/><text:s/><text:s/><text:s/>|<text:s/>NO<text:s/><text:s/><text:s/>|<text:s/>PRI<text:s/>|<text:s/>NULL<text:s/><text:s/><text:s/><text:s/>|<text:s/>auto_increment<text:s/>|
<text:line-break/>|<text:s/>HVTYPE<text:s/><text:s/><text:s/>|<text:s/>int(11)<text:s/><text:s/><text:s/><text:s/><text:s/>|<text:s/>YES<text:s/><text:s/>|<text:s/><text:s/><text:s/><text:s/><text:s/>|<text:s/>0<text:s/><text:s/><text:s/><text:s/><text:s/><text:s/><text:s/>|<text:s/><text:s/><text:s/><text:s/><text:s/><text:s/><text:s/><text:s/><text:s/><text:s/><text:s/><text:s/><text:s/><text:s/><text:s/><text:s/>|
<text:line-break/>|<text:s/>HOSTNAME<text:s/>|<text:s/>varchar(50)<text:s/>|<text:s/>YES<text:s/><text:s/>|<text:s/><text:s/><text:s/><text:s/><text:s/>|<text:s/>NONE<text:s/><text:s/><text:s/><text:s/>|<text:s/><text:s/><text:s/><text:s/><text:s/><text:s/><text:s/><text:s/><text:s/><text:s/><text:s/><text:s/><text:s/><text:s/><text:s/><text:s/>|
<text:line-break/>|<text:s/>USERNAME<text:s/>|<text:s/>varchar(50)<text:s/>|<text:s/>YES<text:s/><text:s/>|<text:s/><text:s/><text:s/><text:s/><text:s/>|<text:s/>NONE<text:s/><text:s/><text:s/><text:s/>|<text:s/><text:s/><text:s/><text:s/><text:s/><text:s/><text:s/><text:s/><text:s/><text:s/><text:s/><text:s/><text:s/><text:s/><text:s/><text:s/>|
<text:line-break/>|<text:s/>PWD<text:s/><text:s/><text:s/><text:s/><text:s/><text:s/>|<text:s/>varchar(50)<text:s/>|<text:s/>YES<text:s/><text:s/>|<text:s/><text:s/><text:s/><text:s/><text:s/>|<text:s/>NONE<text:s/><text:s/><text:s/><text:s/>|<text:s/><text:s/><text:s/><text:s/><text:s/><text:s/><text:s/><text:s/><text:s/><text:s/><text:s/><text:s/><text:s/><text:s/><text:s/><text:s/>|
<text:line-break/>|<text:s/>VALID<text:s/><text:s/><text:s/><text:s/>|<text:s/>tinyint(1)<text:s/><text:s/>|<text:s/>YES<text:s/><text:s/>|<text:s/><text:s/><text:s/><text:s/><text:s/>|<text:s/>1<text:s/><text:s/><text:s/><text:s/><text:s/><text:s/><text:s/>|<text:s/><text:s/><text:s/><text:s/><text:s/><text:s/><text:s/><text:s/><text:s/><text:s/><text:s/><text:s/><text:s/><text:s/><text:s/><text:s/>|
<text:line-break/>+----------+-------------+------+-----+---------+----------------+
<text:line-break/>mysql&gt;<text:s/>desc<text:s/>DIF;
<text:line-break/>+----------+-------------+------+-----+---------+----------------+
<text:line-break/>|<text:s/>Field<text:s/><text:s/><text:s/><text:s/>|<text:s/>Type<text:s/><text:s/><text:s/><text:s/><text:s/><text:s/><text:s/><text:s/>|<text:s/>Null<text:s/>|<text:s/>Key<text:s/>|<text:s/>Default<text:s/>|<text:s/>Extra<text:s/><text:s/><text:s/><text:s/><text:s/><text:s/><text:s/><text:s/><text:s/><text:s/>|
<text:line-break/>+----------+-------------+------+-----+---------+----------------+
<text:line-break/>|<text:s/>IDX<text:s/><text:s/><text:s/><text:s/><text:s/><text:s/>|<text:s/>int(11)<text:s/><text:s/><text:s/><text:s/><text:s/>|<text:s/>NO<text:s/><text:s/><text:s/>|<text:s/>PRI<text:s/>|<text:s/>NULL<text:s/><text:s/><text:s/><text:s/>|<text:s/>auto_increment<text:s/>|
<text:line-break/>|<text:s/>NUMBER<text:s/><text:s/><text:s/>|<text:s/>int(11)<text:s/><text:s/><text:s/><text:s/><text:s/>|<text:s/>YES<text:s/><text:s/>|<text:s/><text:s/><text:s/><text:s/><text:s/>|<text:s/>0<text:s/><text:s/><text:s/><text:s/><text:s/><text:s/><text:s/>|<text:s/><text:s/><text:s/><text:s/><text:s/><text:s/><text:s/><text:s/><text:s/><text:s/><text:s/><text:s/><text:s/><text:s/><text:s/><text:s/>|
<text:line-break/>|<text:s/>FIRMWARE<text:s/>|<text:s/>varchar(50)<text:s/>|<text:s/>YES<text:s/><text:s/>|<text:s/><text:s/><text:s/><text:s/><text:s/>|<text:s/>NONE<text:s/><text:s/><text:s/><text:s/>|<text:s/><text:s/><text:s/><text:s/><text:s/><text:s/><text:s/><text:s/><text:s/><text:s/><text:s/><text:s/><text:s/><text:s/><text:s/><text:s/>|
<text:line-break/>|<text:s/>VALID<text:s/><text:s/><text:s/><text:s/>|<text:s/>tinyint(1)<text:s/><text:s/>|<text:s/>YES<text:s/><text:s/>|<text:s/><text:s/><text:s/><text:s/><text:s/>|<text:s/>1<text:s/><text:s/><text:s/><text:s/><text:s/><text:s/><text:s/>|<text:s/><text:s/><text:s/><text:s/><text:s/><text:s/><text:s/><text:s/><text:s/><text:s/><text:s/><text:s/><text:s/><text:s/><text:s/><text:s/>|
<text:line-break/>+----------+-------------+------+-----+---------+----------------+
<text:line-break/>mysql&gt;<text:s/>desc<text:s/>ASU;
<text:line-break/>+--------+-------------+------+-----+---------+----------------+
<text:line-break/>|<text:s/>Field<text:s/><text:s/>|<text:s/>Type<text:s/><text:s/><text:s/><text:s/><text:s/><text:s/><text:s/><text:s/>|<text:s/>Null<text:s/>|<text:s/>Key<text:s/>|<text:s/>Default<text:s/>|<text:s/>Extra<text:s/><text:s/><text:s/><text:s/><text:s/><text:s/><text:s/><text:s/><text:s/><text:s/>|
<text:line-break/>+--------+-------------+------+-----+---------+----------------+
<text:line-break/>|<text:s/>IDX<text:s/><text:s/><text:s/><text:s/>|<text:s/>int(11)<text:s/><text:s/><text:s/><text:s/><text:s/>|<text:s/>NO<text:s/><text:s/><text:s/>|<text:s/>PRI<text:s/>|<text:s/>NULL<text:s/><text:s/><text:s/><text:s/>|<text:s/>auto_increment<text:s/>|
<text:line-break/>|<text:s/>NAME<text:s/><text:s/><text:s/>|<text:s/>varchar(50)<text:s/>|<text:s/>YES<text:s/><text:s/>|<text:s/><text:s/><text:s/><text:s/><text:s/>|<text:s/>NONE<text:s/><text:s/><text:s/><text:s/>|<text:s/><text:s/><text:s/><text:s/><text:s/><text:s/><text:s/><text:s/><text:s/><text:s/><text:s/><text:s/><text:s/><text:s/><text:s/><text:s/>|
<text:line-break/>|<text:s/>TYPE<text:s/><text:s/><text:s/>|<text:s/>int(11)<text:s/><text:s/><text:s/><text:s/><text:s/>|<text:s/>YES<text:s/><text:s/>|<text:s/><text:s/><text:s/><text:s/><text:s/>|<text:s/>0<text:s/><text:s/><text:s/><text:s/><text:s/><text:s/><text:s/>|<text:s/><text:s/><text:s/><text:s/><text:s/><text:s/><text:s/><text:s/><text:s/><text:s/><text:s/><text:s/><text:s/><text:s/><text:s/><text:s/>|
<text:line-break/>|<text:s/>NASICS<text:s/>|<text:s/>int(11)<text:s/><text:s/><text:s/><text:s/><text:s/>|<text:s/>YES<text:s/><text:s/>|<text:s/><text:s/><text:s/><text:s/><text:s/>|<text:s/>0<text:s/><text:s/><text:s/><text:s/><text:s/><text:s/><text:s/>|<text:s/><text:s/><text:s/><text:s/><text:s/><text:s/><text:s/><text:s/><text:s/><text:s/><text:s/><text:s/><text:s/><text:s/><text:s/><text:s/>|
<text:line-break/>|<text:s/>VALID<text:s/><text:s/>|<text:s/>tinyint(1)<text:s/><text:s/>|<text:s/>YES<text:s/><text:s/>|<text:s/><text:s/><text:s/><text:s/><text:s/>|<text:s/>1<text:s/><text:s/><text:s/><text:s/><text:s/><text:s/><text:s/>|<text:s/><text:s/><text:s/><text:s/><text:s/><text:s/><text:s/><text:s/><text:s/><text:s/><text:s/><text:s/><text:s/><text:s/><text:s/><text:s/>|
<text:line-break/>+--------+-------------+------+-----+---------+----------------+
<text:line-break/>mysql&gt;<text:s/>desc<text:s/>CHAMBER;
<text:line-break/>+-------+-------------+------+-----+-------------------+-----------------------------+
<text:line-break/>|<text:s/>Field<text:s/>|<text:s/>Type<text:s/><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int(11)<text:s/><text:s/><text:s/><text:s/><text:s/>|<text:s/>NO<text:s/><text:s/><text:s/>|<text:s/>PRI<text:s/>|<text:s/>NULL<text:s/><text:s/><text:s/><text:s/><text:s/><text:s/><text:s/><text:s/><text:s/><text:s/><text:s/><text:s/><text:s/><text:s/>|<text:s/>auto_increment<text:s/><text:s/><text:s/><text:s/><text:s/><text:s/><text:s/><text:s/><text:s/><text:s/><text:s/><text:s/><text:s/><text:s/>|
<text:line-break/>|<text:s/>NAME<text:s/><text:s/>|<text:s/>varchar(50)<text:s/>|<text:s/>YES<text:s/><text:s/>|<text:s/><text:s/><text:s/><text:s/><text:s/>|<text:s/>NONE<text:s/><text:s/><text:s/><text:s/><text:s/><text:s/><text:s/><text:s/><text:s/><text:s/><text:s/><text:s/><text:s/><text:s/>|<text:s/><text:s/><text:s/><text:s/><text:s/><text:s/><text:s/><text:s/><text:s/><text:s/><text:s/><text:s/><text:s/><text:s/><text:s/><text:s/><text:s/><text:s/><text:s/><text:s/><text:s/><text:s/><text:s/><text:s/><text:s/><text:s/><text:s/><text:s/><text:s/>|
<text:line-break/>|<text:s/>TYPE<text:s/><text:s/>|<text:s/>int(11)<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X0<text:s/><text:s/><text:s/><text:s/>|<text:s/>double<text:s/><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X1<text:s/><text:s/><text:s/><text:s/>|<text:s/>double<text:s/><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Y0<text:s/><text:s/><text:s/><text:s/>|<text:s/>double<text:s/><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Y1<text:s/><text:s/><text:s/><text:s/>|<text:s/>double<text:s/><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START<text:s/>|<text:s/>timestamp<text:s/><text:s/><text:s/>|<text:s/>NO<text:s/><text:s/><text:s/>|<text:s/><text:s/><text:s/><text:s/><text:s/>|<text:s/>CURRENT_TIMESTAMP<text:s/>|<text:s/>on<text:s/>update<text:s/>CURRENT_TIMESTAMP<text:s/>|
<text:line-break/>|<text:s/>VALID<text:s/>|<text:s/>tinyint(1)<text:s/><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
<text:line-break/>mysql&gt;<text:s/>desc<text:s/>DETECTOR;
<text:line-break/>+-----------+------------+------+-----+-------------------+-----------------------------+
<text:line-break/>|<text:s/>Field<text:s/><text:s/><text:s/><text:s/><text:s/>|<text:s/>Type<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text:s/><text:s/><text:s/>|<text:s/>int(11)<text:s/><text:s/><text:s/><text:s/>|<text:s/>NO<text:s/><text:s/><text:s/>|<text:s/>PRI<text:s/>|<text:s/>NULL<text:s/><text:s/><text:s/><text:s/><text:s/><text:s/><text:s/><text:s/><text:s/><text:s/><text:s/><text:s/><text:s/><text:s/>|<text:s/>auto_increment<text:s/><text:s/><text:s/><text:s/><text:s/><text:s/><text:s/><text:s/><text:s/><text:s/><text:s/><text:s/><text:s/><text:s/>|
<text:line-break/>|<text:s/>CHAMBERID<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SETUPID<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VRACKID<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VCHANNEL<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DIFID0<text:s/><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DIFID1<text:s/><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DIFID2<text:s/><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00<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10<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20<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01<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11<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ASUID21<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PREF<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TREF<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VREF<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Z0<text:s/><text:s/><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Z1<text:s/><text:s/><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EURE<text:s/><text:s/><text:s/><text:s/><text:s/>|<text:s/>timestamp<text:s/><text:s/>|<text:s/>NO<text:s/><text:s/><text:s/>|<text:s/><text:s/><text:s/><text:s/><text:s/>|<text:s/>CURRENT_TIMESTAMP<text:s/>|<text:s/>on<text:s/>update<text:s/>CURRENT_TIMESTAMP<text:s/>|
<text:line-break/>|<text:s/>VALID<text:s/><text:s/><text:s/><text:s/><text:s/>|<text:s/>tinyint(1)<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
</text:p>
      <!--l. 202
-->
      <text:p text:style-name="First-line-indent">   One has to notice in the DETECTOR table, 3 files PREF,TREF,VREF where
the reference pressure, temperature and voltage are stored. They will be used in the
regulation procedure.
   </text:p>
      <!--end of subsubsection
-->
      <!--start of subsubsection
-->
      <text:h text:style-name="Heading-4" text:outline-level="4"><text:span text:style-name="subsubsection">1.2.2    </text:span><text:reference-mark text:name="x1-80001.2.2"> </text:reference-mark>Monitoring tables</text:h>
      <!--l. 205
-->
      <text:p text:style-name="Text-body">Each monitoring devices has its own monitoring table where measurements are stored
with a time stamp:
                                                                  

                                                                  
   </text:p>
      <!--l. 206
-->
      <text:p text:style-name="Preformatted-Text">
mysql&gt;<text:s/>desc<text:s/>HVMON;
<text:line-break/>+-----------+------------+------+-----+-------------------+-----------------------------+
<text:line-break/>|<text:s/>Field<text:s/><text:s/><text:s/><text:s/><text:s/>|<text:s/>Type<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text:s/><text:s/><text:s/>|<text:s/>int(11)<text:s/><text:s/><text:s/><text:s/>|<text:s/>NO<text:s/><text:s/><text:s/>|<text:s/>PRI<text:s/>|<text:s/>NULL<text:s/><text:s/><text:s/><text:s/><text:s/><text:s/><text:s/><text:s/><text:s/><text:s/><text:s/><text:s/><text:s/><text:s/>|<text:s/>auto_increment<text:s/><text:s/><text:s/><text:s/><text:s/><text:s/><text:s/><text:s/><text:s/><text:s/><text:s/><text:s/><text:s/><text:s/>|
<text:line-break/>|<text:s/>HVRACKID<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VCHANNEL<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VSET<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VMON<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IMON<text:s/><text:s/><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STATUS<text:s/><text:s/><text:s/><text:s/>|<text:s/>int(11)<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EURE<text:s/><text:s/><text:s/><text:s/><text:s/>|<text:s/>timestamp<text:s/><text:s/>|<text:s/>NO<text:s/><text:s/><text:s/>|<text:s/><text:s/><text:s/><text:s/><text:s/>|<text:s/>CURRENT_TIMESTAMP<text:s/>|<text:s/>on<text:s/>update<text:s/>CURRENT_TIMESTAMP<text:s/>|
<text:line-break/>|<text:s/>VALID<text:s/><text:s/><text:s/><text:s/><text:s/>|<text:s/>tinyint(1)<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mysql&gt;<text:s/>desc<text:s/>DS1820MON;
<text:line-break/>+-------+------------+------+-----+-------------------+-----------------------------+
<text:line-break/>|<text:s/>Field<text:s/>|<text:s/>Type<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int(11)<text:s/><text:s/><text:s/><text:s/>|<text:s/>NO<text:s/><text:s/><text:s/>|<text:s/>PRI<text:s/>|<text:s/>NULL<text:s/><text:s/><text:s/><text:s/><text:s/><text:s/><text:s/><text:s/><text:s/><text:s/><text:s/><text:s/><text:s/><text:s/>|<text:s/>auto_increment<text:s/><text:s/><text:s/><text:s/><text:s/><text:s/><text:s/><text:s/><text:s/><text:s/><text:s/><text:s/><text:s/><text:s/>|
<text:line-break/>|<text:s/>TIN<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TOUT<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EURE<text:s/>|<text:s/>timestamp<text:s/><text:s/>|<text:s/>NO<text:s/><text:s/><text:s/>|<text:s/><text:s/><text:s/><text:s/><text:s/>|<text:s/>CURRENT_TIMESTAMP<text:s/>|<text:s/>on<text:s/>update<text:s/>CURRENT_TIMESTAMP<text:s/>|
<text:line-break/>|<text:s/>VALID<text:s/>|<text:s/>tinyint(1)<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mysql&gt;<text:s/>desc<text:s/>PTMON;
<text:line-break/>+-------------+------------+------+-----+-------------------+-----------------------------+
<text:line-break/>|<text:s/>Field<text:s/><text:s/><text:s/><text:s/><text:s/><text:s/><text:s/>|<text:s/>Type<text:s/><text:s/><text:s/><text:s/><text:s/><text:s/><text:s/>|<text:s/>Null<text:s/>|<text:s/>Key<text:s/>|<text:s/>Default<text:s/><text:s/><text:s/><text:s/><text:s/><text:s/><text:s/><text:s/><text:s/><text:s/><text:s/>|<text:s/>Extra<text:s/><text:s/><text:s/><text:s/><text:s/><text:s/><text:s/><text:s/><text:s/><text:s/><text:s/><text:s/><text:s/><text:s/><text:s/><text:s/><text:s/><text:s/><text:s/><text:s/><text:s/><text:s/><text:s/>|
<text:line-break/>+-------------+------------+------+-----+-------------------+-----------------------------+
<text:line-break/>|<text:s/>IDX<text:s/><text:s/><text:s/><text:s/><text:s/><text:s/><text:s/><text:s/><text:s/>|<text:s/>int(11)<text:s/><text:s/><text:s/><text:s/>|<text:s/>NO<text:s/><text:s/><text:s/>|<text:s/>PRI<text:s/>|<text:s/>NULL<text:s/><text:s/><text:s/><text:s/><text:s/><text:s/><text:s/><text:s/><text:s/><text:s/><text:s/><text:s/><text:s/><text:s/>|<text:s/>auto_increment<text:s/><text:s/><text:s/><text:s/><text:s/><text:s/><text:s/><text:s/><text:s/><text:s/><text:s/><text:s/><text:s/><text:s/>|
<text:line-break/>|<text:s/>PRESSURE<text:s/><text:s/><text:s/><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TEMPERATURE<text:s/>|<text:s/>double<text:s/><text:s/><text:s/><text:s/><text:s/>|<text:s/>YES<text:s/><text:s/>|<text:s/><text:s/><text:s/><text:s/><text:s/>|<text:s/>0<text:s/><text:s/><text:s/><text:s/><text:s/><text:s/><text:s/><text:s/><text:s/><text:s/><text:s/><text:s/><text:s/><text:s/><text:s/><text:s/><text:s/>|<text:s/><text:s/><text:s/><text:s/><text:s/><text:s/><text:s/><text:s/><text:s/><text:s/><text:s/><text:s/><text:s/><text:s/><text:s/><text:s/><text:s/><text:s/><text:s/><text:s/><text:s/><text:s/><text:s/><text:s/><text:s/><text:s/><text:s/><text:s/><text:s/>|
<text:line-break/>|<text:s/>HEURE<text:s/><text:s/><text:s/><text:s/><text:s/><text:s/><text:s/>|<text:s/>timestamp<text:s/><text:s/>|<text:s/>NO<text:s/><text:s/><text:s/>|<text:s/><text:s/><text:s/><text:s/><text:s/>|<text:s/>CURRENT_TIMESTAMP<text:s/>|<text:s/>on<text:s/>update<text:s/>CURRENT_TIMESTAMP<text:s/>|
<text:line-break/>|<text:s/>VALID<text:s/><text:s/><text:s/><text:s/><text:s/><text:s/><text:s/>|<text:s/>tinyint(1)<text:s/>|<text:s/>YES<text:s/><text:s/>|<text:s/><text:s/><text:s/><text:s/><text:s/>|<text:s/>1<text:s/><text:s/><text:s/><text:s/><text:s/><text:s/><text:s/><text:s/><text:s/><text:s/><text:s/><text:s/><text:s/><text:s/><text:s/><text:s/><text:s/>|<text:s/><text:s/><text:s/><text:s/><text:s/><text:s/><text:s/><text:s/><text:s/><text:s/><text:s/><text:s/><text:s/><text:s/><text:s/><text:s/><text:s/><text:s/><text:s/><text:s/><text:s/><text:s/><text:s/><text:s/><text:s/><text:s/><text:s/><text:s/><text:s/>|
<text:line-break/>+-------------+------------+------+-----+-------------------+-----------------------------+
<text:line-break/>
</text:p>
      <!--l. 244
-->
      <text:p text:style-name="Text-body">
   </text:p>
      <!--end of subsubsection
-->
      <!--end of subsection
-->
      <!--start of subsection
-->
      <text:h text:style-name="Heading-3" text:outline-level="3"><text:span text:style-name="subsection">1.3    </text:span><text:reference-mark text:name="x1-90001.3"> </text:reference-mark>Control and Measure</text:h>
      <!--l. 245
-->
      <text:p text:style-name="Text-body">Each of the process described in the slow_conf.json configuration file is controlling a
different hardware:
                                                                  

                                                                  
     </text:p>
      <!--l. 247
-->
      <text:list text:style-name="Itemize">
        <text:list-item>
          <text:p text:style-name="Inside-itemize"><text:span text:style-name="ecbx-1000">CAENSERVER  </text:span>:  it  runs  on  lyosdhcal11  and  connects  the  mysql
     database specified in the SLOWDB variable. The SETUP used in the
     GIFPP2015 database is GIFLYON2 in this case. On initialise it queries
     the detector connected, the corresponding HVRACK and connect to the
     CAEN SY1527 specified there. It uses the SETUP to monitor and/or
     regulate the detector channels. It provides also single channel access to
     change manually high voltage and current limit.
     </text:p>
        </text:list-item>
        <text:list-item>
          <text:p text:style-name="Inside-itemize"><text:span text:style-name="ecbx-1000">GPIOSERVER</text:span>: it runs on lyoilcrpi02 and controls the switch of the low
     voltage power supplies of the SDCC VME card and of all the DIFs
     </text:p>
        </text:list-item>
        <text:list-item>
          <text:p text:style-name="Inside-itemize"><text:span text:style-name="ecbx-1000">DS1820SERVER</text:span>: it runs on lyoilcrpi02 adn read 2 DS1820 temperature
     probes. The first one is in the box, the second is on the detector rack. The
     periodicity of the readout is available and data can be store in the mysql
     database in the table DS1820MON
     </text:p>
        </text:list-item>
        <text:list-item>
          <text:p text:style-name="Inside-itemize"><text:span text:style-name="ecbx-1000">BMP183SERVER</text:span>: it runs on lyoilcrpi24 that is connected outside the
     zone near the SY1527 rack. It measure the pressure and the temperature
     with a BMP183 Bosch device. Once again the periodicty of the readout
     can be controlled and the data can be stored in the mysql database in the
     PTMON table</text:p>
        </text:list-item>
      </text:list>
      <!--l. 256
-->
      <text:p text:style-name="First-line-indent">   Once again a python package LMainSlowControl is available to control all those
processes:
     </text:p>
      <!--l. 258
-->
      <text:list text:style-name="Itemize">
        <text:list-item>
          <text:p text:style-name="Inside-itemize"><text:span text:style-name="textcolor11"><text:span text:style-name="ecbx-1000">import LMainSlowControl</text:span></text:span> : imports the python package
     </text:p>
        </text:list-item>
        <text:list-item>
          <text:p text:style-name="Inside-itemize"><text:span text:style-name="textcolor12">d=LMainSlowControl.DimSlowControl("lyosdhcal11.cern.ch")</text:span>: it creates
     the interface with the DNS lyosdhcal11.cern.ch
     </text:p>
        </text:list-item>
        <text:list-item>
          <text:p text:style-name="Inside-itemize"><text:span text:style-name="textcolor13">d.scandns() </text:span>: it scans the DNS and discover services
                                                                  

                                                                  
     </text:p>
        </text:list-item>
        <text:list-item>
          <text:p text:style-name="Inside-itemize"><text:span text:style-name="textcolor14">d.CAENHVInitialise("test")  </text:span>:  it  uses  the  SLOWDB  variable  of  the
     CAENSERVER program to access the database and query it for the given
     SETUP.
     </text:p>
        </text:list-item>
        <text:list-item>
          <text:p text:style-name="Inside-itemize"><text:span text:style-name="textcolor15">d.CAENHVRead(48)</text:span>: it reads channel 48
     </text:p>
        </text:list-item>
        <text:list-item>
          <text:p text:style-name="Inside-itemize"><text:span text:style-name="textcolor16">d.getCurrentHVChannel()</text:span>: it returns last channel read
     </text:p>
        </text:list-item>
        <text:list-item>
          <text:p text:style-name="Inside-itemize"><text:span text:style-name="textcolor17">d.getCurrentHVVoltageRead()</text:span>: it returns last VMON read
     </text:p>
        </text:list-item>
        <text:list-item>
          <text:p text:style-name="Inside-itemize"><text:span text:style-name="textcolor18">d.getCurrentHVCurrentRead()</text:span>: it returns last IMON read
     </text:p>
        </text:list-item>
        <text:list-item>
          <text:p text:style-name="Inside-itemize"><text:span text:style-name="textcolor19">d.getCurrentHVVoltageSet()</text:span>: it returns last VSET read
     </text:p>
        </text:list-item>
        <text:list-item>
          <text:p text:style-name="Inside-itemize"><text:span text:style-name="textcolor20">d.CAENHVSetOn(49)</text:span> : turns HV on channel 49
     </text:p>
        </text:list-item>
        <text:list-item>
          <text:p text:style-name="Inside-itemize"><text:span text:style-name="textcolor21">d.CAENHVSetOff(49)</text:span>: tuns HV Off on channel 49
     </text:p>
        </text:list-item>
        <text:list-item>
          <text:p text:style-name="Inside-itemize"><text:span text:style-name="textcolor22">d.CAENHVSetVoltage(48,3300)</text:span>: it sets VSET to 3300 V on channel 48
     </text:p>
        </text:list-item>
        <text:list-item>
          <text:p text:style-name="Inside-itemize"><text:span text:style-name="textcolor23">d.CAENHVSetCurrent(48,50)</text:span>: it sets I0 to 50 microA on channel 48
     </text:p>
        </text:list-item>
        <text:list-item>
          <text:p text:style-name="Inside-itemize"><text:span text:style-name="textcolor24">d.CAENHVStartRegulation(60)</text:span>: it starts the regulation with a period of
     60 s. It queries the database for each detector of the setup, looks for
     current Voltage, makes a mean of the last measure pressure measured by
     the BMP183 (PMEAN) and last TOUT temperature measured by the
     DS1820 probe (TMEAN). It compares the effective voltage to the VREF
     recalculated from (PREF,TREF) to (PMEAN,TMEAN) and correct the
     voltage VSET if the differenc is bigger than 20 V and bellow 200 V
     </text:p>
        </text:list-item>
        <text:list-item>
          <text:p text:style-name="Inside-itemize"><text:span text:style-name="textcolor25">d.CAENHVStartMonitor(120)</text:span>: it reads all detector channel sepcified in
     the SETUP and store the in HVMON every 120 s
     </text:p>
        </text:list-item>
        <text:list-item>
          <text:p text:style-name="Inside-itemize"><text:span text:style-name="textcolor26">d.CAENHVStopRegulation()</text:span>: it stops the Regulation thread
     </text:p>
        </text:list-item>
        <text:list-item>
          <text:p text:style-name="Inside-itemize"><text:span text:style-name="textcolor27">d.CAENHVStopMonitor()</text:span>: it stops the monitroing thread
     </text:p>
        </text:list-item>
        <text:list-item>
          <text:p text:style-name="Inside-itemize"><text:span text:style-name="textcolor28">d.BMP183SetPeriod(30)</text:span>: it set the period of the BMP183 reading
     </text:p>
        </text:list-item>
        <text:list-item>
          <text:p text:style-name="Inside-itemize"><text:span text:style-name="textcolor29">d.BMP183Store("acqilc/RPC_2008@lyoac30.cern.ch:GIFPP2015")</text:span>:     it
     stores BMP183 data in PTMON table on the given account
     </text:p>
        </text:list-item>
        <text:list-item>
          <text:p text:style-name="Inside-itemize"><text:span text:style-name="textcolor30">d.DS1820SetPeriod(30)</text:span>: it sets the period of the DS1820 reading
     </text:p>
        </text:list-item>
        <text:list-item>
          <text:p text:style-name="Inside-itemize"><text:span text:style-name="textcolor31">d.DS1820Store("acqilc/RPC_2008@lyoac30.cern.ch:GIFPP2015")</text:span>:      it
     stores the DS1820 data in the DS1820MON table on the given account.
     </text:p>
        </text:list-item>
        <text:list-item>
          <text:p text:style-name="Inside-itemize"><text:span text:style-name="textcolor32">d.OpenGPIO()</text:span>: it opens the GPIO access
     </text:p>
        </text:list-item>
        <text:list-item>
          <text:p text:style-name="Inside-itemize"><text:span text:style-name="textcolor33">d.VMEOn()</text:span>: turns VME LV On
                                                                  

                                                                  
     </text:p>
        </text:list-item>
        <text:list-item>
          <text:p text:style-name="Inside-itemize"><text:span text:style-name="textcolor34">d.VMEOff()</text:span>: turns VME LV Off
     </text:p>
        </text:list-item>
        <text:list-item>
          <text:p text:style-name="Inside-itemize"><text:span text:style-name="textcolor35">d.DIFOn()</text:span>: turns DIF LV On
     </text:p>
        </text:list-item>
        <text:list-item>
          <text:p text:style-name="Inside-itemize"><text:span text:style-name="textcolor36">d.DIFOff()</text:span> turns DIF LV Off
     </text:p>
        </text:list-item>
        <text:list-item>
          <text:p text:style-name="Inside-itemize"><text:span text:style-name="textcolor37">d.CloseGPIO()</text:span>: closes the GPIO access
     </text:p>
        </text:list-item>
      </text:list>
      <!--l. 287
-->
      <text:p text:style-name="Text-body">
   </text:p>
      <!--end of subsection
-->
      <!--end of section
-->
      <!--start of section
-->
      <text:h text:style-name="Heading-2" text:outline-level="2"><text:span text:style-name="section">2    </text:span><text:reference-mark text:name="x1-100002"> </text:reference-mark>DAQ Architecture</text:h>
      <!--l. 289
-->
      <text:p text:style-name="Text-body">
   </text:p>
      <!--start of subsection
-->
      <text:h text:style-name="Heading-3" text:outline-level="3"><text:span text:style-name="subsection">2.1    </text:span><text:reference-mark text:name="x1-110002.1"> </text:reference-mark>PC names and role</text:h>
      <!--l. 290
-->
      <text:p text:style-name="Text-body">The acquisition is based on 1 RaspberryPI micro computer controlling and reading
up to 9 DIFs connected on each of the 7 planes: <text:span text:style-name="ecbx-1000">lyoilcrpi02</text:span>. Data are collected and
written to disk on the linux PC <text:span text:style-name="ecsl-1000">lyosdhcal11</text:span>.
</text:p>
      <!--l. 292
-->
      <text:p text:style-name="First-line-indent">   The RPI is responsible for chip configurations, DIF control and data readout.
<text:span text:style-name="ecbx-1000">lyoilcrpi02 </text:span>is also handling the control of the SDCC. The central PC is in charged of
the configuration database access, the data collection, the event building and writing
and the human interface instance
</text:p>
      <!--l. 294
-->
      <text:p text:style-name="First-line-indent">   Since DIM is the network framework used in this data acquisition, the DIM DNS
must be stated once <text:span text:style-name="ecbx-1000">lyosdhcal11 </text:span>with
                                                                  

                                                                  
   </text:p>
      <!--l. 295
-->
      <text:p text:style-name="Preformatted-Text">
killall<text:s/>-9<text:s/>dns
<text:line-break/>export<text:s/>DIM_DNS_NODE=lyosdhcal11
<text:line-break/>/opt/xdaq/bin/dns<text:s/>&amp;&gt;/dev/null<text:s/>&amp;
</text:p>
      <!--l. 301
-->
      <text:p text:style-name="Text-body">
   </text:p>
      <!--end of subsection
-->
      <!--start of subsection
-->
      <text:h text:style-name="Heading-3" text:outline-level="3"><text:span text:style-name="subsection">2.2    </text:span><text:reference-mark text:name="x1-120002.2"> </text:reference-mark>DIF control</text:h>
      <!--l. 303
-->
      <text:p text:style-name="Text-body">On each RPI should run a DIM daemon that controls the DIF connected to it. It is
started with
</text:p>
      <!--l. 305
-->
      <text:p text:style-name="First-line-indent">   <text:span text:style-name="ecbx-1000">sudo /etc/init.d/dimdifd start</text:span>
</text:p>
      <!--l. 307
-->
      <text:p text:style-name="First-line-indent">   its status is obtained with
</text:p>
      <!--l. 309
-->
      <text:p text:style-name="First-line-indent">   <text:span text:style-name="ecbx-1000">sudo /etc/init.d/dimdifd status</text:span>
</text:p>
      <!--l. 311
-->
      <text:p text:style-name="First-line-indent">   and it can be stoped with
</text:p>
      <!--l. 313
-->
      <text:p text:style-name="First-line-indent">   <text:span text:style-name="ecbx-1000">sudo /etc/init.d/dimdifd stop</text:span>
</text:p>
      <!--l. 315
-->
      <text:p text:style-name="First-line-indent">   The log file is <text:span text:style-name="ecbx-1000">/var/log/dimdif.log</text:span>
</text:p>
      <!--l. 317
-->
      <text:p text:style-name="First-line-indent">   It is a DIM server acknowledging the following commands:
     </text:p>
      <!--l. 319
-->
      <text:list text:style-name="Itemize">
        <text:list-item>
          <text:p text:style-name="Inside-itemize"> <text:span text:style-name="ecbx-1000">SCANDEVICES </text:span>: List all DIFs connected on USB and publish a DIM
     Service DEVICES of 255 integers with the identifiers of the found DIFs
     </text:p>
        </text:list-item>
        <text:list-item>
          <text:p text:style-name="Inside-itemize"><text:span text:style-name="ecbx-1000">INITIALISE</text:span>: requires the DIF identifier, it opens the DIF devices and
     tries  to  write  and  read  the  test  register.  It  updates  the  Dim  Services
     STATE and INFO and returns an INITIALISED state in case of success
     or INIT_FAILED
     </text:p>
        </text:list-item>
        <text:list-item>
          <text:p text:style-name="Inside-itemize"><text:span text:style-name="ecbx-1000">REGISTERSTATE</text:span>:  requires  the  control  register  (integer)  and  the
     current  Database  state  (string).  It  stores  the  control  register  to  be
     used  at  the  next  configuration  and  subscribes  to  the  database  DIM
     server  services  publishing  DIF  parameters  for  each  DIF  separately
     (/DB/<text:span text:style-name="ecsl-1000">STATE_NAME</text:span>/DIF<text:span text:style-name="ecsl-1000">id</text:span>). By this way it obtains from the dimdb
     service the configuration parameter of each DIF.
     </text:p>
        </text:list-item>
        <text:list-item>
          <text:p text:style-name="Inside-itemize"><text:span text:style-name="ecbx-1000">CONFIGURE</text:span>:  it  configures  all  connected  DIF  and  their  asoociated
     ASICs. It updates the STATE and the INFO of each DIF. The STATE
     contains the whole decoding of the slow control status.
     </text:p>
        </text:list-item>
        <text:list-item>
          <text:p text:style-name="Inside-itemize"><text:span text:style-name="ecbx-1000">START</text:span>: it starts the acquisition of each DIF. The STATE of each DIF
     is updated to STARTED.
     </text:p>
        </text:list-item>
        <text:list-item>
          <text:p text:style-name="Inside-itemize"><text:span text:style-name="ecbx-1000">STOP</text:span>: it stops the acquisition of each DIF. The STATE of each DIF is
     updated to STOPPED.
     </text:p>
        </text:list-item>
      </text:list>
      <!--l. 332
-->
      <text:p text:style-name="First-line-indent">   It also publishes 3 services per DIF:
     </text:p>
      <!--l. 334
-->
      <text:list text:style-name="Itemize">
        <text:list-item>
          <text:p text:style-name="Inside-itemize"><text:span text:style-name="ecbx-1000">STATE</text:span>:                     a                     string                     containing
     the  current  DIF  state  (FOUND,  INITIALISED,  PRECONFIGURED,
     CONFIGURED, STARTED, STOPPED)
     </text:p>
        </text:list-item>
        <text:list-item>
          <text:p text:style-name="Inside-itemize"><text:span text:style-name="ecbx-1000">INFO</text:span>: a structure with <text:span text:style-name="ecsl-1000">dif id, status, slow control status, bcid, gtc, bytes</text:span>
     <text:span text:style-name="ecsl-1000">read and pc name</text:span>
     </text:p>
        </text:list-item>
        <text:list-item>
          <text:p text:style-name="Inside-itemize"><text:span text:style-name="ecbx-1000">DATA</text:span>: the last DIF data buffer read.</text:p>
        </text:list-item>
      </text:list>
      <!--l. 342
-->
      <text:p text:style-name="Text-body">
   </text:p>
      <!--end of subsection
-->
      <!--start of subsection
-->
      <text:h text:style-name="Heading-3" text:outline-level="3"><text:span text:style-name="subsection">2.3    </text:span><text:reference-mark text:name="x1-130002.3"> </text:reference-mark>SDCC control</text:h>
      <!--l. 344
-->
      <text:p text:style-name="Text-body">A DIM daemon is running on the RPI (<text:span text:style-name="ecsl-1000">clrtorp2-prive</text:span>) where the SDCC is
connected.It is started with
</text:p>
      <!--l. 346
-->
      <text:p text:style-name="First-line-indent">   <text:span text:style-name="ecbx-1000">sudo /etc/init.d/dimcccd start</text:span>
</text:p>
      <!--l. 348
-->
      <text:p text:style-name="First-line-indent">   its status is obtained with
</text:p>
      <!--l. 350
-->
      <text:p text:style-name="First-line-indent">   <text:span text:style-name="ecbx-1000">sudo /etc/init.d/dimcccd status</text:span>
</text:p>
      <!--l. 352
-->
      <text:p text:style-name="First-line-indent">   and it can be stoped with
</text:p>
      <!--l. 354
-->
      <text:p text:style-name="First-line-indent">   <text:span text:style-name="ecbx-1000">sudo /etc/init.d/dimcccd stop</text:span>
</text:p>
      <!--l. 356
-->
      <text:p text:style-name="First-line-indent">   The log file is <text:span text:style-name="ecbx-1000">/var/log/dimccc.log</text:span>
</text:p>
      <!--l. 358
-->
      <text:p text:style-name="First-line-indent">   It acknowlegdes the following commands:
                                                                  

                                                                  
     </text:p>
      <!--l. 360
-->
      <text:list text:style-name="Itemize">
        <text:list-item>
          <text:p text:style-name="Inside-itemize"><text:span text:style-name="ecbx-1000">INITIALISE</text:span>:  requires  the  CCC  FTDI  identifier  ("DCCCCC01"),  it
     opens the SDCC devices and tries to write and read the test register.
     </text:p>
        </text:list-item>
        <text:list-item>
          <text:p text:style-name="Inside-itemize"><text:span text:style-name="ecbx-1000">CONFIGURE</text:span>: it sends DIFRESET and CCCRESET before the start
     of the acquisition
     </text:p>
        </text:list-item>
        <text:list-item>
          <text:p text:style-name="Inside-itemize"><text:span text:style-name="ecbx-1000">DIFRESET</text:span>: it sends a DIFRESET command on the DCC bus
     </text:p>
        </text:list-item>
        <text:list-item>
          <text:p text:style-name="Inside-itemize"><text:span text:style-name="ecbx-1000">CCCRESET</text:span>: it send a CCCRESET command on the DCC bus
     </text:p>
        </text:list-item>
        <text:list-item>
          <text:p text:style-name="Inside-itemize"><text:span text:style-name="ecbx-1000">PAUSE</text:span>: it send a PAUSE command on the DCC bus
     </text:p>
        </text:list-item>
        <text:list-item>
          <text:p text:style-name="Inside-itemize"><text:span text:style-name="ecbx-1000">RESUME</text:span>: it send a RESUME command on the DCC bus
     </text:p>
        </text:list-item>
        <text:list-item>
          <text:p text:style-name="Inside-itemize"><text:span text:style-name="ecbx-1000">START</text:span>: it send a START_ACQUISITION command on the DCC bus
     </text:p>
        </text:list-item>
        <text:list-item>
          <text:p text:style-name="Inside-itemize"><text:span text:style-name="ecbx-1000">STOP</text:span>: it send a STOP_ACQUISITION command on the DCC bus
     </text:p>
        </text:list-item>
        <text:list-item>
          <text:p text:style-name="Inside-itemize">  <text:span text:style-name="ecbx-1000">TESTREGISTERREAD  </text:span>:  read  the  test  register  and  update  the
     REGISTER DIM service
     </text:p>
        </text:list-item>
        <text:list-item>
          <text:p text:style-name="Inside-itemize"> <text:span text:style-name="ecbx-1000">TESTREGISTERWRITE </text:span>: requires an integer value that is written
     in the test register</text:p>
        </text:list-item>
      </text:list>
      <!--l. 372
-->
      <text:p text:style-name="First-line-indent">   It publishes 2 DIM services,<text:span text:style-name="ecbx-1000">REGISTER </text:span>that is filled when TESTREGISTERREAD
is called and an integer <text:span text:style-name="ecbx-1000">STATUS </text:span>which value is changed depending on the last
command received.
                                                                  

                                                                  
</text:p>
      <!--l. 374
-->
      <text:p text:style-name="Text-body">
   </text:p>
      <!--start of subsubsection
-->
      <text:h text:style-name="Heading-4" text:outline-level="4"><text:span text:style-name="subsubsection">2.3.1    </text:span><text:reference-mark text:name="x1-140002.3.1"> </text:reference-mark>Possible issue</text:h>
      <!--l. 376
-->
      <text:p text:style-name="Text-body">At power on, the USB control may be faulty. It is recommended to INITIALISE and
use the TESTREGISTERWRITE/READ to check the correct access of the
FPGA.
</text:p>
      <!--l. 378
-->
      <text:p text:style-name="Text-body">
   </text:p>
      <!--end of subsubsection
-->
      <!--end of subsection
-->
      <!--start of subsection
-->
      <text:h text:style-name="Heading-3" text:outline-level="3"><text:span text:style-name="subsection">2.4    </text:span><text:reference-mark text:name="x1-150002.4"> </text:reference-mark>Database control</text:h>
      <!--l. 380
-->
      <text:p text:style-name="Text-body">The database control is the responsability of one DIM daemon server running on the
central PC (<text:span text:style-name="ecsl-1000">clrtodaq0-prive</text:span>.It is started with
</text:p>
      <!--l. 382
-->
      <text:p text:style-name="First-line-indent">   <text:span text:style-name="ecbx-1000">sudo /etc/init.d/dimdbd start</text:span>
</text:p>
      <!--l. 384
-->
      <text:p text:style-name="First-line-indent">   its status is obtained with
</text:p>
      <!--l. 386
-->
      <text:p text:style-name="First-line-indent">   <text:span text:style-name="ecbx-1000">sudo /etc/init.d/dimdbd status</text:span>
</text:p>
      <!--l. 388
-->
      <text:p text:style-name="First-line-indent">   and it can be stoped with
</text:p>
      <!--l. 390
-->
      <text:p text:style-name="First-line-indent">   <text:span text:style-name="ecbx-1000">sudo /etc/init.d/dimdbd stop</text:span>
</text:p>
      <!--l. 392
-->
      <text:p text:style-name="First-line-indent">   The log file is <text:span text:style-name="ecbx-1000">/var/log/dimdb.log</text:span>
</text:p>
      <!--l. 394
-->
      <text:p text:style-name="First-line-indent">   It acknowlegdes the following commands:
     </text:p>
      <!--l. 396
-->
      <text:list text:style-name="Itemize">
        <text:list-item>
          <text:p text:style-name="Inside-itemize"><text:span text:style-name="ecbx-1000">DOWNLOAD</text:span>:         requires         the         name         of         the
     needed DB state ("LPCC_230"), it downloads the given state from the
     configuration databas and creates for each DIF a DIM service withe name
     /DB/<text:span text:style-name="ecsl-1000">STATE_NAME</text:span>/DIF<text:span text:style-name="ecsl-1000">id </text:span>containing the configuration parameters for
     all the ASICs of the given DIF
     </text:p>
        </text:list-item>
        <text:list-item>
          <text:p text:style-name="Inside-itemize"><text:span text:style-name="ecbx-1000">DELETE</text:span>: it deletes all the DIM services of the current state
     </text:p>
        </text:list-item>
        <text:list-item>
          <text:p text:style-name="Inside-itemize"><text:span text:style-name="ecbx-1000">NEWRUN</text:span>:  it  asks  the  database  for  a  new  run  number  and  update
     /DB/RUNFROMDB service
     </text:p>
        </text:list-item>
      </text:list>
      <!--l. 402
-->
      <text:p text:style-name="Text-body">
   </text:p>
      <!--end of subsection
-->
      <!--start of subsection
-->
      <text:h text:style-name="Heading-3" text:outline-level="3"><text:span text:style-name="subsection">2.5    </text:span><text:reference-mark text:name="x1-160002.5"> </text:reference-mark>Data writing</text:h>
      <!--l. 404
-->
      <text:p text:style-name="Text-body">The data writing is achieved by one DIM daemon server running on the central PC
(<text:span text:style-name="ecsl-1000">lyosdhcal11</text:span>.It is started with
</text:p>
      <!--l. 406
-->
      <text:p text:style-name="First-line-indent">   <text:span text:style-name="ecbx-1000">sudo /etc/init.d/dimwriterd start</text:span>
</text:p>
      <!--l. 408
-->
      <text:p text:style-name="First-line-indent">   its status is obtained with
                                                                  

                                                                  
</text:p>
      <!--l. 410
-->
      <text:p text:style-name="First-line-indent">   <text:span text:style-name="ecbx-1000">sudo /etc/init.d/dimwriterd status</text:span>
</text:p>
      <!--l. 412
-->
      <text:p text:style-name="First-line-indent">   and it can be stoped with
</text:p>
      <!--l. 414
-->
      <text:p text:style-name="First-line-indent">   <text:span text:style-name="ecbx-1000">sudo /etc/init.d/dimwriterd stop</text:span>
</text:p>
      <!--l. 416
-->
      <text:p text:style-name="First-line-indent">   The log file is <text:span text:style-name="ecbx-1000">/var/log/dimwriter.log</text:span>
</text:p>
      <!--l. 418
-->
      <text:p text:style-name="First-line-indent">   It acknowlegdes the following commands:
     </text:p>
      <!--l. 420
-->
      <text:list text:style-name="Itemize">
        <text:list-item>
          <text:p text:style-name="Inside-itemize"><text:span text:style-name="ecbx-1000">INITIALISE</text:span>: it subscribes to all possible DIF DATA and INFO services
     connected  to  the  DIM  DNS.  It  also  subscribes  to  the  RUNFROMDB
     service from the dimdb server. It creates an <text:span text:style-name="ecsl-1000">ShmProxy </text:span>instance that is
     spying the <text:span text:style-name="ecsl-1000">/dev/shm </text:span>directory for new data collected. The <text:span text:style-name="ecsl-1000">infoHandler</text:span>
     method of the server received data from the <text:span text:style-name="ecsl-1000">dimdif </text:span>daemon DATA services
     and write them in <text:span text:style-name="ecsl-1000">/dev/shm</text:span>
     </text:p>
        </text:list-item>
        <text:list-item>
          <text:p text:style-name="Inside-itemize"><text:span text:style-name="ecbx-1000">START</text:span>: it opens an LCIO file in <text:span text:style-name="ecsl-1000">/data/online/Results </text:span>using the current
     value  of  run  obtained  by  the  RUNFROMDB  service.  It  starts  the
     <text:span text:style-name="ecsl-1000">/dev/shm </text:span>spying, collects data and writes them to disk when all publishing
     DIF have completed the same BCID buffer.
     </text:p>
        </text:list-item>
        <text:list-item>
          <text:p text:style-name="Inside-itemize"><text:span text:style-name="ecbx-1000">STOP</text:span>: it stops the spying and closes the data file.</text:p>
        </text:list-item>
      </text:list>
      <!--l. 425
-->
      <text:p text:style-name="Text-body">
   </text:p>
      <!--start of subsubsection
-->
      <text:h text:style-name="Heading-4" text:outline-level="4"><text:span text:style-name="subsubsection">2.5.1    </text:span><text:reference-mark text:name="x1-170002.5.1"> </text:reference-mark>Possible issue</text:h>
      <!--l. 427
-->
      <text:p text:style-name="Text-body">This server is still partially in development. It has to be started after the other
daemons in order to be able to collect run number and DIF data. In case of failure,
please exit cleanly the daq control (see next section), restart this daemon and restart
the daq control
</text:p>
      <!--l. 430
-->
      <text:p text:style-name="Text-body">
   </text:p>
      <!--end of subsubsection
-->
      <!--end of subsection
-->
      <!--end of section
-->
      <!--start of section
-->
      <text:h text:style-name="Heading-2" text:outline-level="2"><text:span text:style-name="section">3    </text:span><text:reference-mark text:name="x1-180003"> </text:reference-mark>DAQ control</text:h>
      <!--l. 432
-->
      <text:p text:style-name="Text-body">The DAQ control is done on the main console loggin on lyosdhcal11 . There is a
graphical interface and it will be desribe later on but the underlying control is done
by the DimDaqControl package.
                                                                  

                                                                  
</text:p>
      <!--l. 434
-->
      <text:p text:style-name="Text-body">
   </text:p>
      <!--start of subsection
-->
      <text:h text:style-name="Heading-3" text:outline-level="3"><text:span text:style-name="subsection">3.1    </text:span><text:reference-mark text:name="x1-190003.1"> </text:reference-mark> The DimDaqControl package </text:h>
      <!--l. 435
-->
      <text:p text:style-name="Text-body">The control of the DAQ is done via  <text:span text:style-name="ecsl-1000">DimDaqControl  </text:span>a standalone DIM
program interfaced to python. The python package LSDHCALDimCtrl is in
<text:span text:style-name="ecsl-1000">/data/online/SDHCAL/DimCtrl</text:span>. The environment needs to be set properly
with:
                                                                  

                                                                  
   </text:p>
      <!--l. 437
-->
      <text:p text:style-name="Preformatted-Text">
cd<text:s/>/data/online/SDHCAL/DimCtrl
<text:line-break/>export<text:s/>LD_LIBRARY_PATH=.:./lib:$LD_LIBRARY_PATH
<text:line-break/>python
</text:p>
      <!--l. 443
-->
      <text:p text:style-name="First-line-indent">   Inside the python shell launched you can do the following:
</text:p>
      <!--l. 445
-->
      <text:p text:style-name="First-line-indent">
     </text:p>
      <text:list text:style-name="Enumerate">
        <text:list-item>
          <text:p text:style-name="Inside-enumerate"><text:span text:style-name="textcolor38"><text:span text:style-name="ecbx-1000">import LSDHCALDimCtrl</text:span></text:span> : imports the python package
     </text:p>
        </text:list-item>
        <text:list-item>
          <text:p text:style-name="Inside-enumerate"><text:span text:style-name="textcolor39"><text:span text:style-name="ecbx-1000">s=LSDHCALDimCtrl.DimDaqControl("gifpp")</text:span></text:span>:     creates     an
     instance of DimDaqControl
     </text:p>
        </text:list-item>
        <text:list-item>
          <text:p text:style-name="Inside-enumerate"><text:span text:style-name="textcolor40"><text:span text:style-name="ecbx-1000">s.scandns()</text:span></text:span>: lists all DIMServer, services and commands available on the
     DIM DNS
     </text:p>
        </text:list-item>
        <text:list-item>
          <text:p text:style-name="Inside-enumerate"><text:span text:style-name="textcolor41"><text:span text:style-name="ecbx-1000">s.initialiseWriter("/data/online/Results")</text:span></text:span>:                     Initialise
     the data writing on the given directory. It has to be done only once if the
     dimwriter daemon is not stopped.
     </text:p>
        </text:list-item>
        <text:list-item>
          <text:p text:style-name="Inside-enumerate"><text:span text:style-name="textcolor42"><text:span text:style-name="ecbx-1000">s.scan()</text:span></text:span>: sends a SCANDEVICES command to all dimdif servers and wait
     for DEVICES service update. It must be called once or after a destroy()
     </text:p>
        </text:list-item>
        <text:list-item>
          <text:p text:style-name="Inside-enumerate"><text:span text:style-name="textcolor43"><text:span text:style-name="ecbx-1000">s.initialise()</text:span></text:span>: sends an INITIALISE command to all DIF found previously
     </text:p>
        </text:list-item>
        <text:list-item>
          <text:p text:style-name="Inside-enumerate"><text:span text:style-name="ecbx-1000">s._print()</text:span>: prints the status of each DIF on each dimdif server from the
     INFO service of each given DIF. Like the scan() command it must be
     called only after a scan() command
                                                                  

                                                                  
     </text:p>
        </text:list-item>
        <text:list-item>
          <text:p text:style-name="Inside-enumerate"><text:span text:style-name="ecbx-1000">s.download("LPCC_230")</text:span>: triggers the DELETE of the previous state
     in the DB server and the DOWNLOAD of the specified state. Since no
     semaphore mechanism is used in this command a 20 s delay may be needed
     before the data are available. It has to be called only when a new DB state
     needs to be downloaded or when the dimdb daemon is restarted
     </text:p>
        </text:list-item>
        <text:list-item>
          <text:p text:style-name="Inside-enumerate"><text:span text:style-name="textcolor44"><text:span text:style-name="ecbx-1000">s.registerstate(0x815A1B00,"LPCC_230")</text:span></text:span>:                         send
     a REGISTERSTATE command to all dimdif server. The state specified
     should be identical to the last downloaded state in dimdb. It must be
     called before configure to also set the control register.
     </text:p>
        </text:list-item>
        <text:list-item>
          <text:p text:style-name="Inside-enumerate"><text:span text:style-name="textcolor45"><text:span text:style-name="ecbx-1000">s.configure()</text:span></text:span>: sends a CONFIGURE command to all dimdif servers
     </text:p>
        </text:list-item>
        <text:list-item>
          <text:p text:style-name="Inside-enumerate"><text:span text:style-name="textcolor46"><text:span text:style-name="ecbx-1000">s.start()</text:span></text:span>: starts a run, sends a START command to the dimccc, the dimdif
     and the dimwriter servers
     </text:p>
        </text:list-item>
        <text:list-item>
          <text:p text:style-name="Inside-enumerate"><text:span text:style-name="textcolor47"><text:span text:style-name="ecbx-1000">s.stop()</text:span></text:span>: stops a run,sends a STOP command to the dimccc, the dimdif
     and the dimwriter servers
     </text:p>
        </text:list-item>
        <text:list-item>
          <text:p text:style-name="Inside-enumerate"><text:span text:style-name="textcolor48"><text:span text:style-name="ecbx-1000">s.destroy()</text:span></text:span>: send a DESTROY command to the dimdif servers. All the
     DIF handling are cleared locally so the only possible next command is
     scan()</text:p>
        </text:list-item>
      </text:list>
      <!--l. 474
-->
      <text:p text:style-name="First-line-indent">   The red commands needs to be used only once per session. The blue ones should
be used once or if any changes has occurred on dimdif servers (power cycle for
example). The purple ones are used to reconfigure chips. The green ones are the
normal one to start and stop a run. Eventually the black commands are optional, the
<text:span text:style-name="ecbx-1000">download </text:span>one must be called at least ones to access the DB but is not
needed in a new session if the dimdb server is alive and already contains the
state
                                                                  

                                                                  
</text:p>
      <!--l. 476
-->
      <text:p text:style-name="Text-body">
   </text:p>
      <!--end of subsection
-->
      <!--start of subsection
-->
      <text:h text:style-name="Heading-3" text:outline-level="3"><text:span text:style-name="subsection">3.2    </text:span><text:reference-mark text:name="x1-200003.2"> </text:reference-mark> The StartDaq package </text:h>
      <!--l. 477
-->
      <text:p text:style-name="Text-body">The <text:span text:style-name="ecsl-1000">StartDaq </text:span>pacakge embedded the  <text:span text:style-name="ecsl-1000">DimDaqControl  </text:span>and add hosts managment,
LV and HV control. It can be started directly in python on lyosdhcal11. It uses a
configuration file to handle the host managment and set the DB and trigger
parameter. An exemple is found in SDHCAL/python/config_box.py:
                                                                  

                                                                  
   </text:p>
      <!--l. 479
-->
      <text:p text:style-name="Preformatted-Text">
<text:line-break/>host=[’lyoilcrpi02’]
<text:line-break/>ccc=’lyoilcrpi02’
<text:line-break/>db=’lyosdhcal11’
<text:line-break/>writer=’lyosdhcal11’
<text:line-break/>register=0x815A1B00
<text:line-break/>#<text:s/>115<text:s/>+<text:s/>petit<text:s/>seup
<text:line-break/>state="GIFSPS_57"
<text:line-break/>#<text:s/>Novermber<text:s/>2012<text:s/>state="Dome_42chambres_Reference_v4_115"
<text:line-break/>#<text:s/>November<text:s/>2012<text:s/>+<text:s/>masks<text:s/>state="Dome_42chambres_Reference_v4_144"
<text:line-break/>directory="/data/NAS/GIF2015"
<text:line-break/>
</text:p>
      <!--l. 495
-->
      <text:p text:style-name="First-line-indent">   Inside the python shell launched you can do the following:
</text:p>
      <!--l. 497
-->
      <text:p text:style-name="First-line-indent">
     </text:p>
      <text:list text:style-name="Enumerate">
        <text:list-item>
          <text:p text:style-name="Inside-enumerate"><text:span text:style-name="textcolor49"><text:span text:style-name="ecbx-1000">import StartDaq</text:span></text:span> : imports the python package
     </text:p>
        </text:list-item>
        <text:list-item>
          <text:p text:style-name="Inside-enumerate"><text:span text:style-name="textcolor50"><text:span text:style-name="ecbx-1000">s=StartDaq.StartDaq("config_m3")</text:span></text:span>:    creates    an    instance    of
     StartDaq withc the config_m3.py files
     </text:p>
        </text:list-item>
        <text:list-item>
          <text:p text:style-name="Inside-enumerate"><text:span text:style-name="textcolor51"><text:span text:style-name="ecbx-1000">s.host_start()</text:span></text:span>:    starts    DIM    daemon    on    all    hosts    list    in
     config.host,config.ccc,config.db and config.writer names
     </text:p>
        </text:list-item>
        <text:list-item>
          <text:p text:style-name="Inside-enumerate"><text:span text:style-name="textcolor52"><text:span text:style-name="ecbx-1000">s.host_stop()</text:span></text:span>:
     stops DIM daemon on all hosts list in config.host,config.ccc,config.db and
     config.writer names
     </text:p>
        </text:list-item>
        <text:list-item>
          <text:p text:style-name="Inside-enumerate"><text:span text:style-name="textcolor53"><text:span text:style-name="ecbx-1000">s.rpi_start()</text:span></text:span>: starts DIM daemon on all hosts list in config.host
     </text:p>
        </text:list-item>
        <text:list-item>
          <text:p text:style-name="Inside-enumerate"><text:span text:style-name="textcolor54"><text:span text:style-name="ecbx-1000">s.rpi_stop()</text:span></text:span>: stops DIM daemon on all hosts list in config.host
                                                                  

                                                                  
     </text:p>
        </text:list-item>
        <text:list-item>
          <text:p text:style-name="Inside-enumerate"><text:span text:style-name="textcolor55"><text:span text:style-name="ecbx-1000">s.initialiseWriter("/data/online/Results")</text:span></text:span>:                     Initialise
     the data writing on the given directory. It has to be done only once if the
     dimwriter daemon is not stopped.
     </text:p>
        </text:list-item>
        <text:list-item>
          <text:p text:style-name="Inside-enumerate"><text:span text:style-name="textcolor56"><text:span text:style-name="ecbx-1000">s.scan()</text:span></text:span>: sends a SCANDEVICES command to all dimdif servers and wait
     for DEVICES service update. It must be called once or after a destroy()
     </text:p>
        </text:list-item>
        <text:list-item>
          <text:p text:style-name="Inside-enumerate"><text:span text:style-name="textcolor57"><text:span text:style-name="ecbx-1000">s.initialise()</text:span></text:span>: sends an INITIALISE command to all DIF found previously
     </text:p>
        </text:list-item>
        <text:list-item>
          <text:p text:style-name="Inside-enumerate"><text:span text:style-name="ecbx-1000">s._print()</text:span>: prints the status of each DIF on each dimdif server from the
     INFO service of each given DIF. Like the scan() command it must be
     called only after a scan() command
     </text:p>
        </text:list-item>
        <text:list-item>
          <text:p text:style-name="Inside-enumerate"><text:span text:style-name="ecbx-1000">s.download("LPCC_230")</text:span>: triggers the DELETE of the previous state
     in the DB server and the DOWNLOAD of the specified state. Since no
     semaphore mechanism is used in this command a 20 s delay may be needed
     before the data are available. It has to be called only when a new DB state
     needs to be downloaded or when the dimdb daemon is restarted
     </text:p>
        </text:list-item>
        <text:list-item>
          <text:p text:style-name="Inside-enumerate"><text:span text:style-name="textcolor58"><text:span text:style-name="ecbx-1000">s.registerstate(0x815A1B00,"GIFSPS_57")</text:span></text:span>:                        send
     a REGISTERSTATE command to all dimdif server. The state specified
     should be identical to the last downloaded state in dimdb. It must be
     called before configure to also set the control register.
     </text:p>
        </text:list-item>
        <text:list-item>
          <text:p text:style-name="Inside-enumerate"><text:span text:style-name="textcolor59"><text:span text:style-name="ecbx-1000">s.configure()</text:span></text:span>: sends a CONFIGURE command to all dimdif servers
     </text:p>
        </text:list-item>
        <text:list-item>
          <text:p text:style-name="Inside-enumerate"><text:span text:style-name="textcolor60"><text:span text:style-name="ecbx-1000">s.start()</text:span></text:span>: starts a run, sends a START command to the dimccc, the dimdif
     and the dimwriter servers
                                                                  

                                                                  
     </text:p>
        </text:list-item>
        <text:list-item>
          <text:p text:style-name="Inside-enumerate"><text:span text:style-name="textcolor61"><text:span text:style-name="ecbx-1000">s.stop()</text:span></text:span>: stops a run,sends a STOP command to the dimccc, the dimdif
     and the dimwriter servers
     </text:p>
        </text:list-item>
        <text:list-item>
          <text:p text:style-name="Inside-enumerate"><text:span text:style-name="textcolor62"><text:span text:style-name="ecbx-1000">s.destroy()</text:span></text:span>: send a DESTROY command to the dimdif servers. All the
     DIF handling are cleared locally so the only possible next command is
     scan()</text:p>
        </text:list-item>
      </text:list>
      <!--l. 530
-->
      <text:p text:style-name="First-line-indent">   The red commands needs to be used only once per session. The blue ones should
be used once or if any changes has occurred on dimdif servers (power cycle for
example). The purple ones are used to reconfigure chips. The green ones are the
normal one to start and stop a run. Eventually the black commands are optional, the
<text:span text:style-name="ecbx-1000">download </text:span>one must be called at least ones to access the DB but is not
needed in a new session if the dimdb server is alive and already contains the
state
</text:p>
      <!--l. 533
-->
      <text:p text:style-name="Text-body">
   </text:p>
      <!--end of subsection
-->
      <!--start of subsection
-->
      <text:h text:style-name="Heading-3" text:outline-level="3"><text:span text:style-name="subsection">3.3    </text:span><text:reference-mark text:name="x1-210003.3"> </text:reference-mark>Spying with webDid</text:h>
      <!--l. 534
-->
      <text:p text:style-name="Text-body">The latest versions of DIM provide a web interface to all DIM servers and clients.
The server is started with:
                                                                  

                                                                  
   </text:p>
      <!--l. 535
-->
      <text:p text:style-name="Preformatted-Text">
export<text:s/>DIM_DNS_NODE=lyosdhcal11
<text:line-break/>/opt/dhcal/dimWebDID/webDid
</text:p>
      <!--l. 540
-->
      <text:p text:style-name="First-line-indent">   Then the interface can be accessed via a web browser at address
http://lyosdhcal11:2500 as seen on figure 1<!--tex4ht:ref: webdid 
--><text:span text:style-name="reference-ref"><text:reference-ref text:ref-name="x1-210011" text:reference-format="text"> </text:reference-ref></text:span> </text:p>
      <text:section text:name="fig" text:style-name="Figure">
        <text:p text:style-name="bigskip"/>
        <!--l. 543
-->
        <text:p text:style-name="Text-body"><draw:frame draw:name="./webDid.png" text:anchor-type="as-char" draw:z-index="0" svg:width="732pt" svg:height="476pt"><draw:image xlink:href="Pictures/./webDid.png" xlink:type="simple" xlink:show="embed" xlink:actuate="onLoad"/><!--draw:name="IMG"  

--></draw:frame>
</text:p>
        <!--l. 544
-->
        <text:p text:style-name="Text-body"/>
        <!--l. 544
-->
        <text:p text:style-name="Text-body"> 
<text:span text:style-name="caption"><text:span text:style-name="caption-title">Figure<text:s/>1<text:reference-mark text:name="x1-210011"> </text:reference-mark>: </text:span>The web application webDID used to spy DIM services</text:span>
                                                                  

                                                                  
   </text:p>
        <text:p text:style-name="bigskip"/>
      </text:section>
      <!--l. 548
-->
      <text:p text:style-name="First-line-indent">   Commands can be sent manually but spying of dynamiclly allocated
infos (like the DID DATA service) should be avoided since it crashes the
program.
   </text:p>
      <!--end of subsection
-->
      <!--start of subsection
-->
      <text:h text:style-name="Heading-3" text:outline-level="3"><text:span text:style-name="subsection">3.4    </text:span><text:reference-mark text:name="x1-220003.4"> </text:reference-mark>Graphical interface</text:h>
      <!--l. 550
-->
      <text:p text:style-name="Text-body">
   </text:p>
      <!--start of subsubsection
-->
      <text:h text:style-name="Heading-4" text:outline-level="4"><text:span text:style-name="subsubsection">3.4.1    </text:span><text:reference-mark text:name="x1-230003.4.1"> </text:reference-mark>Starting</text:h>
      <!--l. 551
-->
      <text:p text:style-name="Preformatted-Text">
cd<text:s/>SDHCAL/python
<text:line-break/>python<text:s/>SDaqImpl.py
</text:p>
      <!--l. 556
-->
      <text:p text:style-name="Text-body">This graphical interface is just a user friendly interface to the StartDaq
package, each button corresponds to the call of one method. The figure 2<!--tex4ht:ref: SDaqImpl1 
--><text:span text:style-name="reference-ref"><text:reference-ref text:ref-name="x1-230012" text:reference-format="text"> </text:reference-ref></text:span>,3<!--tex4ht:ref: SDaqImpl2 
--><text:span text:style-name="reference-ref"><text:reference-ref text:ref-name="x1-230023" text:reference-format="text"> </text:reference-ref></text:span>,
and 4<!--tex4ht:ref: SDaqImpl3 
--><text:span text:style-name="reference-ref"><text:reference-ref text:ref-name="x1-230034" text:reference-format="text"> </text:reference-ref></text:span> shows the various panel with the sequence of call of each method.
</text:p>
      <text:section text:name="fig" text:style-name="Figure">
        <text:p text:style-name="bigskip"/>
        <!--l. 559
-->
        <text:p text:style-name="Text-body"><draw:frame draw:name="./SDaqImpl1.png" text:anchor-type="as-char" draw:z-index="0" svg:width="519pt" svg:height="735pt"><draw:image xlink:href="Pictures/./SDaqImpl1.png" xlink:type="simple" xlink:show="embed" xlink:actuate="onLoad"/><!--draw:name="IMG"  

--></draw:frame>
</text:p>
        <!--l. 560
-->
        <text:p text:style-name="Text-body"/>
        <!--l. 560
-->
        <text:p text:style-name="Text-body"> 
<text:span text:style-name="caption"><text:span text:style-name="caption-title">Figure<text:s/>2<text:reference-mark text:name="x1-230012"> </text:reference-mark>: </text:span>Process control panel. Restart host can be called after createDaq and
can be called again after a DAQ destroy but must be followed by the step 2,3
and 4</text:span>
                                                                  

                                                                  
   </text:p>
        <text:p text:style-name="bigskip"/>
      </text:section>
      <text:section text:name="fig" text:style-name="Figure">
        <text:p text:style-name="bigskip"/>
        <!--l. 565
-->
        <text:p text:style-name="Text-body"><draw:frame draw:name="./SDaqImpl2.png" text:anchor-type="as-char" draw:z-index="0" svg:width="519pt" svg:height="735pt"><draw:image xlink:href="Pictures/./SDaqImpl2.png" xlink:type="simple" xlink:show="embed" xlink:actuate="onLoad"/><!--draw:name="IMG"  

--></draw:frame>
</text:p>
        <!--l. 566
-->
        <text:p text:style-name="Text-body"/>
        <!--l. 566
-->
        <text:p text:style-name="Text-body"> 
<text:span text:style-name="caption"><text:span text:style-name="caption-title">Figure<text:s/>3<text:reference-mark text:name="x1-230023"> </text:reference-mark>: </text:span>Daq control panel. Initialise must be called after Destroy. After a
Stop, Configure (parameter reload) or Start can be called</text:span>
                                                                  

                                                                  
   </text:p>
        <text:p text:style-name="bigskip"/>
      </text:section>
      <text:section text:name="fig" text:style-name="Figure">
        <text:p text:style-name="bigskip"/>
        <!--l. 571
-->
        <text:p text:style-name="Text-body"><draw:frame draw:name="./SDaqImpl3.png" text:anchor-type="as-char" draw:z-index="0" svg:width="599pt" svg:height="461pt"><draw:image xlink:href="Pictures/./SDaqImpl3.png" xlink:type="simple" xlink:show="embed" xlink:actuate="onLoad"/><!--draw:name="IMG"  

--></draw:frame>
</text:p>
        <!--l. 572
-->
        <text:p text:style-name="Text-body"/>
        <!--l. 572
-->
        <text:p text:style-name="Text-body"> 
<text:span text:style-name="caption"><text:span text:style-name="caption-title">Figure<text:s/>4<text:reference-mark text:name="x1-230034"> </text:reference-mark>: </text:span>Monitoring Panel. RefreshList gives the list of histograms and access
to an expanding tree of histograms. Doble-clicked on a histogram to display</text:span>
                                                                  

                                                                  
   </text:p>
        <text:p text:style-name="bigskip"/>
      </text:section>
      <!--end of subsubsection
-->
      <!--end of subsection
-->
      <!--end of section
-->
      <!--start of section
-->
      <text:h text:style-name="Heading-2" text:outline-level="2"><text:span text:style-name="section">4    </text:span><text:reference-mark text:name="x1-240004"> </text:reference-mark>How to </text:h>
      <!--l. 578
-->
      <text:p text:style-name="Text-body">
   </text:p>
      <!--start of subsection
-->
      <text:h text:style-name="Heading-3" text:outline-level="3"><text:span text:style-name="subsection">4.1    </text:span><text:reference-mark text:name="x1-250004.1"> </text:reference-mark>Lost connection to lyoilcrpi02</text:h>
      <!--l. 580
-->
      <text:p text:style-name="Text-body">If the connection is lost to lyoilcrpi02, first check with a ping that the TCP/IP is not
answering at all:
                                                                  

                                                                  
   </text:p>
      <!--l. 581
-->
      <text:p text:style-name="Preformatted-Text">
ping<text:s/>lyoilcrpi02
</text:p>
      <!--l. 585
-->
      <text:p text:style-name="First-line-indent">   If no communication is possible go in a browser to http://lyoilcpwr01
(admin/admin) and power cycle the box. Five minutes later you should be able to
connect to lyoilcrpi02
                                                                  

                                                                  
   </text:p>
      <!--l. 586
-->
      <text:p text:style-name="Preformatted-Text">
ssh<text:s/>pi@lyoilcrpi02
</text:p>
      <!--l. 590
-->
      <text:p text:style-name="First-line-indent">   then restart the job control on it
                                                                  

                                                                  
   </text:p>
      <!--l. 591
-->
      <text:p text:style-name="Preformatted-Text">
sudo<text:s/>/etc/init.d/dimjcd<text:s/>start
</text:p>
      <!--l. 596
-->
      <text:p text:style-name="First-line-indent">   Now in the home of lyosdhcal11 in python
                                                                  

                                                                  
   </text:p>
      <!--l. 597
-->
      <text:p text:style-name="Preformatted-Text">
import<text:s/>Ldimjc
<text:line-break/>dsc=Ldimjc.DimJobInterface()
<text:line-break/>dsc.loadJSON("slow_conf.json")
<text:line-break/>dsc.clearHostJobs("llyoilcrpi02")
<text:line-break/>dsc.startJobs("lyoilcrpi02")
<text:line-break/>dsc.status()
<text:line-break/>dsc.List()
<text:line-break/>#<text:s/>you<text:s/>should<text:s/>see<text:s/>the<text:s/>list<text:s/>of<text:s/>process
<text:line-break/>import<text:s/>LMainSlowControl
<text:line-break/>l=LMainSlowControl.DimSlowControl("lyosdhcal11")
<text:line-break/>l.scandns()
<text:line-break/>l.DS1820SetPeriod(30)
<text:line-break/>l.DS1820Store("acqilc/RPC_2008@lyosdhcal11:GIFPP2015")
<text:line-break/>l.OpenGPIO()
<text:line-break/>l.VMEOn()
<text:line-break/>l.DIFOn()
<text:line-break/>#<text:s/>wait<text:s/>1<text:s/>minute
<text:line-break/>l.VMEOff()
<text:line-break/>l.VMEOn()
<text:line-break/>
</text:p>
      <!--l. 620
-->
      <text:p text:style-name="First-line-indent">   Keep this window open.
</text:p>
      <!--l. 622
-->
      <text:p text:style-name="First-line-indent">   Now you can restart the DAQ graphical interface:
     </text:p>
      <text:list text:style-name="Enumerate">
        <text:list-item>
          <text:p text:style-name="Inside-enumerate">Create DAQ
     </text:p>
        </text:list-item>
        <text:list-item>
          <text:p text:style-name="Inside-enumerate">Restart Hosts
     </text:p>
        </text:list-item>
        <text:list-item>
          <text:p text:style-name="Inside-enumerate">Scan DNS
     </text:p>
        </text:list-item>
        <text:list-item>
          <text:p text:style-name="Inside-enumerate">Download DB (wait 1 min)
     </text:p>
        </text:list-item>
        <text:list-item>
          <text:p text:style-name="Inside-enumerate">Init Writing
                                                                  

                                                                  
     </text:p>
        </text:list-item>
        <text:list-item>
          <text:p text:style-name="Inside-enumerate">LV On
     </text:p>
        </text:list-item>
        <text:list-item>
          <text:p text:style-name="Inside-enumerate">Initialise</text:p>
        </text:list-item>
      </text:list>
      <!--l. 633
-->
      <text:p text:style-name="First-line-indent">   After Initialise, log on lyoilcrpi02 and check /var/log/dimccc.log if the last return
code is -1 that means that the USB communication to the SDCC failed and the
program exited. Go in the slow control window and repeat the VME Off/On step
,then repeat the sequence
</text:p>
      <!--l. 635
-->
      <text:p text:style-name="First-line-indent">
     </text:p>
      <text:list text:style-name="Enumerate">
        <text:list-item>
          <text:p text:style-name="Inside-enumerate">Destroy
     </text:p>
        </text:list-item>
        <text:list-item>
          <text:p text:style-name="Inside-enumerate">Restart Hosts
     </text:p>
        </text:list-item>
        <text:list-item>
          <text:p text:style-name="Inside-enumerate">Scan DNS
     </text:p>
        </text:list-item>
        <text:list-item>
          <text:p text:style-name="Inside-enumerate">Download DB (wait 1 min)
     </text:p>
        </text:list-item>
        <text:list-item>
          <text:p text:style-name="Inside-enumerate">Init Writing
     </text:p>
        </text:list-item>
        <text:list-item>
          <text:p text:style-name="Inside-enumerate">LV On
     </text:p>
        </text:list-item>
        <text:list-item>
          <text:p text:style-name="Inside-enumerate">Initialise</text:p>
        </text:list-item>
      </text:list>
      <!--l. 645
-->
      <text:p text:style-name="First-line-indent">   The /var/log/dimccc.log should have return code 0 and you can now do your
run.
                                                                  

                                                                  
</text:p>
      <!--l. 647
-->
      <text:p text:style-name="Text-body">
   </text:p>
      <!--end of subsection
-->
      <!--start of subsection
-->
      <text:h text:style-name="Heading-3" text:outline-level="3"><text:span text:style-name="subsection">4.2    </text:span><text:reference-mark text:name="x1-260004.2"> </text:reference-mark>One DIF is in INIT_FAILED</text:h>
      <!--l. 649
-->
      <text:p text:style-name="Text-body">That means that the USB communication cannot be established. It might be due to
a connection problem (LV or HDMI) but also a SDCC issue (check again
/var/log/dimccc.log)
</text:p>
      <!--l. 651
-->
      <text:p text:style-name="Text-body">
   </text:p>
      <!--end of subsection
-->
      <!--start of subsection
-->
      <text:h text:style-name="Heading-3" text:outline-level="3"><text:span text:style-name="subsection">4.3    </text:span><text:reference-mark text:name="x1-270004.3"> </text:reference-mark> One DIF cannot configured</text:h>
      <!--l. 653
-->
      <text:p text:style-name="Text-body">Check:
     </text:p>
      <!--l. 655
-->
      <text:list text:style-name="Itemize">
        <text:list-item>
          <text:p text:style-name="Inside-itemize">HDMI connection
     </text:p>
        </text:list-item>
        <text:list-item>
          <text:p text:style-name="Inside-itemize">LV voltage on the DIF (it must be greater than 5 V)
     </text:p>
        </text:list-item>
        <text:list-item>
          <text:p text:style-name="Inside-itemize">DIF-ASU connector (LV Off, replug it)</text:p>
        </text:list-item>
      </text:list>
      <!--l. 660
-->
      <text:p text:style-name="First-line-indent">   If none of this fix works, it means one ASIC is faulty. There is few alternatives
     </text:p>
      <text:list text:style-name="Enumerate">
        <text:list-item>
          <text:p text:style-name="Inside-enumerate">Try to run: You’re not sure all chips are configured and it may block the
     trigger
     </text:p>
        </text:list-item>
        <text:list-item>
          <text:p text:style-name="Inside-enumerate">Keep the chamber in the setup but disable it. Unplug the LV of the DIF
     </text:p>
        </text:list-item>
        <text:list-item>
          <text:p text:style-name="Inside-enumerate">Dismount and debug the chamber</text:p>
        </text:list-item>
      </text:list>
      <!--end of sub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textcolor2" style:family="text">
      <style:text-properties fo:color="" fo:background-color="transparent"/>
    </style:style>
    <style:style style:name="textcolor3" style:family="text">
      <style:text-properties fo:color="" fo:background-color="transparent"/>
    </style:style>
    <style:style style:name="textcolor4" style:family="text">
      <style:text-properties fo:color="" fo:background-color="transparent"/>
    </style:style>
    <style:style style:name="textcolor5" style:family="text">
      <style:text-properties fo:color="" fo:background-color="transparent"/>
    </style:style>
    <style:style style:name="textcolor6" style:family="text">
      <style:text-properties fo:color="" fo:background-color="transparent"/>
    </style:style>
    <style:style style:name="textcolor8" style:family="text">
      <style:text-properties fo:color="" fo:background-color="transparent"/>
    </style:style>
    <style:style style:name="textcolor9" style:family="text">
      <style:text-properties fo:color="" fo:background-color="transparent"/>
    </style:style>
    <style:style style:name="textcolor10" style:family="text">
      <style:text-properties fo:color="" fo:background-color="transparent"/>
    </style:style>
    <style:style style:name="textcolor11" style:family="text">
      <style:text-properties fo:color="" fo:background-color="transparent"/>
    </style:style>
    <style:style style:name="textcolor12" style:family="text">
      <style:text-properties fo:color="" fo:background-color="transparent"/>
    </style:style>
    <style:style style:name="textcolor13" style:family="text">
      <style:text-properties fo:color="" fo:background-color="transparent"/>
    </style:style>
    <style:style style:name="textcolor14" style:family="text">
      <style:text-properties fo:color="" fo:background-color="transparent"/>
    </style:style>
    <style:style style:name="textcolor15" style:family="text">
      <style:text-properties fo:color="" fo:background-color="transparent"/>
    </style:style>
    <style:style style:name="textcolor16" style:family="text">
      <style:text-properties fo:color="" fo:background-color="transparent"/>
    </style:style>
    <style:style style:name="textcolor17" style:family="text">
      <style:text-properties fo:color="" fo:background-color="transparent"/>
    </style:style>
    <style:style style:name="textcolor18" style:family="text">
      <style:text-properties fo:color="" fo:background-color="transparent"/>
    </style:style>
    <style:style style:name="textcolor19" style:family="text">
      <style:text-properties fo:color="" fo:background-color="transparent"/>
    </style:style>
    <style:style style:name="textcolor20" style:family="text">
      <style:text-properties fo:color="" fo:background-color="transparent"/>
    </style:style>
    <style:style style:name="textcolor21" style:family="text">
      <style:text-properties fo:color="" fo:background-color="transparent"/>
    </style:style>
    <style:style style:name="textcolor22" style:family="text">
      <style:text-properties fo:color="" fo:background-color="transparent"/>
    </style:style>
    <style:style style:name="textcolor23" style:family="text">
      <style:text-properties fo:color="" fo:background-color="transparent"/>
    </style:style>
    <style:style style:name="textcolor24" style:family="text">
      <style:text-properties fo:color="" fo:background-color="transparent"/>
    </style:style>
    <style:style style:name="textcolor25" style:family="text">
      <style:text-properties fo:color="" fo:background-color="transparent"/>
    </style:style>
    <style:style style:name="textcolor26" style:family="text">
      <style:text-properties fo:color="" fo:background-color="transparent"/>
    </style:style>
    <style:style style:name="textcolor27" style:family="text">
      <style:text-properties fo:color="" fo:background-color="transparent"/>
    </style:style>
    <style:style style:name="textcolor28" style:family="text">
      <style:text-properties fo:color="" fo:background-color="transparent"/>
    </style:style>
    <style:style style:name="textcolor29" style:family="text">
      <style:text-properties fo:color="" fo:background-color="transparent"/>
    </style:style>
    <style:style style:name="textcolor30" style:family="text">
      <style:text-properties fo:color="" fo:background-color="transparent"/>
    </style:style>
    <style:style style:name="textcolor31" style:family="text">
      <style:text-properties fo:color="" fo:background-color="transparent"/>
    </style:style>
    <style:style style:name="textcolor32" style:family="text">
      <style:text-properties fo:color="" fo:background-color="transparent"/>
    </style:style>
    <style:style style:name="textcolor33" style:family="text">
      <style:text-properties fo:color="" fo:background-color="transparent"/>
    </style:style>
    <style:style style:name="textcolor34" style:family="text">
      <style:text-properties fo:color="" fo:background-color="transparent"/>
    </style:style>
    <style:style style:name="textcolor35" style:family="text">
      <style:text-properties fo:color="" fo:background-color="transparent"/>
    </style:style>
    <style:style style:name="textcolor36" style:family="text">
      <style:text-properties fo:color="" fo:background-color="transparent"/>
    </style:style>
    <style:style style:name="textcolor37" style:family="text">
      <style:text-properties fo:color="" fo:background-color="transparent"/>
    </style:style>
    <style:style style:name="textcolor38" style:family="text">
      <style:text-properties fo:color="" fo:background-color="transparent"/>
    </style:style>
    <style:style style:name="textcolor39" style:family="text">
      <style:text-properties fo:color="" fo:background-color="transparent"/>
    </style:style>
    <style:style style:name="textcolor40" style:family="text">
      <style:text-properties fo:color="" fo:background-color="transparent"/>
    </style:style>
    <style:style style:name="textcolor41" style:family="text">
      <style:text-properties fo:color="" fo:background-color="transparent"/>
    </style:style>
    <style:style style:name="textcolor42" style:family="text">
      <style:text-properties fo:color="" fo:background-color="transparent"/>
    </style:style>
    <style:style style:name="textcolor43" style:family="text">
      <style:text-properties fo:color="" fo:background-color="transparent"/>
    </style:style>
    <style:style style:name="textcolor45" style:family="text">
      <style:text-properties fo:color="" fo:background-color="transparent"/>
    </style:style>
    <style:style style:name="textcolor47" style:family="text">
      <style:text-properties fo:color="" fo:background-color="transparent"/>
    </style:style>
    <style:style style:name="textcolor48" style:family="text">
      <style:text-properties fo:color="" fo:background-color="transparent"/>
    </style:style>
    <style:style style:name="textcolor49" style:family="text">
      <style:text-properties fo:color="" fo:background-color="transparent"/>
    </style:style>
    <style:style style:name="textcolor50" style:family="text">
      <style:text-properties fo:color="" fo:background-color="transparent"/>
    </style:style>
    <style:style style:name="textcolor51" style:family="text">
      <style:text-properties fo:color="" fo:background-color="transparent"/>
    </style:style>
    <style:style style:name="textcolor52" style:family="text">
      <style:text-properties fo:color="" fo:background-color="transparent"/>
    </style:style>
    <style:style style:name="textcolor53" style:family="text">
      <style:text-properties fo:color="" fo:background-color="transparent"/>
    </style:style>
    <style:style style:name="textcolor54" style:family="text">
      <style:text-properties fo:color="" fo:background-color="transparent"/>
    </style:style>
    <style:style style:name="textcolor55" style:family="text">
      <style:text-properties fo:color="" fo:background-color="transparent"/>
    </style:style>
    <style:style style:name="textcolor56" style:family="text">
      <style:text-properties fo:color="" fo:background-color="transparent"/>
    </style:style>
    <style:style style:name="textcolor57" style:family="text">
      <style:text-properties fo:color="" fo:background-color="transparent"/>
    </style:style>
    <style:style style:name="textcolor58" style:family="text">
      <style:text-properties fo:color="" fo:background-color="transparent"/>
    </style:style>
    <style:style style:name="textcolor59" style:family="text">
      <style:text-properties fo:color="" fo:background-color="transparent"/>
    </style:style>
    <style:style style:name="textcolor60" style:family="text">
      <style:text-properties fo:color="" fo:background-color="transparent"/>
    </style:style>
    <style:style style:name="textcolor61" style:family="text">
      <style:text-properties fo:color="" fo:background-color="transparent"/>
    </style:style>
    <style:style style:name="textcolor62" style:family="text">
      <style:text-properties fo:color="" fo:background-color="transparent"/>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DAQGIF.tex, options: xhtml,ooffice,html,refcaption 
(http://www.cse.ohio-state.edu/~gurari/TeX4ht/)  
</meta:initial-creator>
    <meta:generator>TeX4ht from DAQGIF.tex, options: xhtml,ooffice,html,refcaption 
(http://www.cse.ohio-state.edu/~gurari/TeX4ht/)  
</meta:generator>
    <meta:creation-date>2015-09-11 18:01:00</meta:creation-date>
    <dc:date>2015-09-11 18:01:00</dc:date>
  </office:meta>
</office:document-meta>
</file>